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rmany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verage population </text:p>
          </table:table-cell>
          <table:table-cell office:value-type="string" calcext:value-type="string">
            <text:p>Live birth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Natural change </text:p>
          </table:table-cell>
          <table:table-cell office:value-type="string" calcext:value-type="string">
            <text:p>Crude birth rate (per 1000) </text:p>
          </table:table-cell>
          <table:table-cell office:value-type="string" calcext:value-type="string">
            <text:p>Crude death rate (per 1000) </text:p>
          </table:table-cell>
          <table:table-cell office:value-type="string" calcext:value-type="string">
            <text:p>Natural change (per 1000) </text:p>
          </table:table-cell>
          <table:table-cell office:value-type="string" calcext:value-type="string">
            <text:p>Total Fertility Rates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4326000" calcext:value-type="float">
            <text:p>54326000</text:p>
          </table:table-cell>
          <table:table-cell office:value-type="float" office:value="1944139" calcext:value-type="float">
            <text:p>1944139</text:p>
          </table:table-cell>
          <table:table-cell office:value-type="float" office:value="1199382" calcext:value-type="float">
            <text:p>1199382</text:p>
          </table:table-cell>
          <table:table-cell office:value-type="float" office:value="744757" calcext:value-type="float">
            <text:p>744757</text:p>
          </table:table-cell>
          <table:table-cell office:value-type="float" office:value="35.8" calcext:value-type="float">
            <text:p>35.8</text:p>
          </table:table-cell>
          <table:table-cell office:value-type="float" office:value="22.1" calcext:value-type="float">
            <text:p>22.1</text:p>
          </table:table-cell>
          <table:table-cell office:value-type="float" office:value="13.7" calcext:value-type="float">
            <text:p>13.7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55144000" calcext:value-type="float">
            <text:p>55144000</text:p>
          </table:table-cell>
          <table:table-cell office:value-type="float" office:value="1980313" calcext:value-type="float">
            <text:p>1980313</text:p>
          </table:table-cell>
          <table:table-cell office:value-type="float" office:value="1140489" calcext:value-type="float">
            <text:p>1140489</text:p>
          </table:table-cell>
          <table:table-cell office:value-type="float" office:value="839824" calcext:value-type="float">
            <text:p>839824</text:p>
          </table:table-cell>
          <table:table-cell office:value-type="float" office:value="35.9" calcext:value-type="float">
            <text:p>35.9</text:p>
          </table:table-cell>
          <table:table-cell office:value-type="float" office:value="20.7" calcext:value-type="float">
            <text:p>20.7</text:p>
          </table:table-cell>
          <table:table-cell office:value-type="float" office:value="15.2" calcext:value-type="float">
            <text:p>15.2</text:p>
          </table:table-cell>
          <table:table-cell office:value-type="float" office:value="4.88" calcext:value-type="float">
            <text:p>4.88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6017000" calcext:value-type="float">
            <text:p>56017000</text:p>
          </table:table-cell>
          <table:table-cell office:value-type="float" office:value="1971735" calcext:value-type="float">
            <text:p>1971735</text:p>
          </table:table-cell>
          <table:table-cell office:value-type="float" office:value="1088492" calcext:value-type="float">
            <text:p>1088492</text:p>
          </table:table-cell>
          <table:table-cell office:value-type="float" office:value="883243" calcext:value-type="float">
            <text:p>883243</text:p>
          </table:table-cell>
          <table:table-cell office:value-type="float" office:value="35.2" calcext:value-type="float">
            <text:p>35.2</text:p>
          </table:table-cell>
          <table:table-cell office:value-type="float" office:value="19.4" calcext:value-type="float">
            <text:p>19.4</text:p>
          </table:table-cell>
          <table:table-cell office:value-type="float" office:value="15.8" calcext:value-type="float">
            <text:p>15.8</text:p>
          </table:table-cell>
          <table:table-cell office:value-type="float" office:value="4.82" calcext:value-type="float">
            <text:p>4.82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56869000" calcext:value-type="float">
            <text:p>56869000</text:p>
          </table:table-cell>
          <table:table-cell office:value-type="float" office:value="1931078" calcext:value-type="float">
            <text:p>1931078</text:p>
          </table:table-cell>
          <table:table-cell office:value-type="float" office:value="1135905" calcext:value-type="float">
            <text:p>1135905</text:p>
          </table:table-cell>
          <table:table-cell office:value-type="float" office:value="795173" calcext:value-type="float">
            <text:p>79517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57695000" calcext:value-type="float">
            <text:p>57695000</text:p>
          </table:table-cell>
          <table:table-cell office:value-type="float" office:value="1972847" calcext:value-type="float">
            <text:p>1972847</text:p>
          </table:table-cell>
          <table:table-cell office:value-type="float" office:value="1128183" calcext:value-type="float">
            <text:p>1128183</text:p>
          </table:table-cell>
          <table:table-cell office:value-type="float" office:value="844664" calcext:value-type="float">
            <text:p>844664</text:p>
          </table:table-cell>
          <table:table-cell office:value-type="float" office:value="34.2" calcext:value-type="float">
            <text:p>34.2</text:p>
          </table:table-cell>
          <table:table-cell office:value-type="float" office:value="19.6" calcext:value-type="float">
            <text:p>19.6</text:p>
          </table:table-cell>
          <table:table-cell office:value-type="float" office:value="14.6" calcext:value-type="float">
            <text:p>14.6</text:p>
          </table:table-cell>
          <table:table-cell office:value-type="float" office:value="4.68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58514000" calcext:value-type="float">
            <text:p>58514000</text:p>
          </table:table-cell>
          <table:table-cell office:value-type="float" office:value="1935153" calcext:value-type="float">
            <text:p>1935153</text:p>
          </table:table-cell>
          <table:table-cell office:value-type="float" office:value="1158314" calcext:value-type="float">
            <text:p>1158314</text:p>
          </table:table-cell>
          <table:table-cell office:value-type="float" office:value="776839" calcext:value-type="float">
            <text:p>776839</text:p>
          </table:table-cell>
          <table:table-cell office:value-type="float" office:value="33.1" calcext:value-type="float">
            <text:p>33.1</text:p>
          </table:table-cell>
          <table:table-cell office:value-type="float" office:value="19.8" calcext:value-type="float">
            <text:p>19.8</text:p>
          </table:table-cell>
          <table:table-cell office:value-type="float" office:value="13.3" calcext:value-type="float">
            <text:p>13.3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59343000" calcext:value-type="float">
            <text:p>59343000</text:p>
          </table:table-cell>
          <table:table-cell office:value-type="float" office:value="1970477" calcext:value-type="float">
            <text:p>1970477</text:p>
          </table:table-cell>
          <table:table-cell office:value-type="float" office:value="1078202" calcext:value-type="float">
            <text:p>1078202</text:p>
          </table:table-cell>
          <table:table-cell office:value-type="float" office:value="892275" calcext:value-type="float">
            <text:p>892275</text:p>
          </table:table-cell>
          <table:table-cell office:value-type="float" office:value="33.2" calcext:value-type="float">
            <text:p>33.2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4.51" calcext:value-type="float">
            <text:p>4.51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0183000" calcext:value-type="float">
            <text:p>60183000</text:p>
          </table:table-cell>
          <table:table-cell office:value-type="float" office:value="1948933" calcext:value-type="float">
            <text:p>1948933</text:p>
          </table:table-cell>
          <table:table-cell office:value-type="float" office:value="1084309" calcext:value-type="float">
            <text:p>1084309</text:p>
          </table:table-cell>
          <table:table-cell office:value-type="float" office:value="864624" calcext:value-type="float">
            <text:p>864624</text:p>
          </table:table-cell>
          <table:table-cell office:value-type="float" office:value="32.4" calcext:value-type="float">
            <text:p>32.4</text:p>
          </table:table-cell>
          <table:table-cell office:value-type="float" office:value="18" calcext:value-type="float">
            <text:p>18</text:p>
          </table:table-cell>
          <table:table-cell office:value-type="float" office:value="14.4" calcext:value-type="float">
            <text:p>14.4</text:p>
          </table:table-cell>
          <table:table-cell office:value-type="float" office:value="4.43" calcext:value-type="float">
            <text:p>4.43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1023000" calcext:value-type="float">
            <text:p>61023000</text:p>
          </table:table-cell>
          <table:table-cell office:value-type="float" office:value="1964052" calcext:value-type="float">
            <text:p>1964052</text:p>
          </table:table-cell>
          <table:table-cell office:value-type="float" office:value="1100490" calcext:value-type="float">
            <text:p>1100490</text:p>
          </table:table-cell>
          <table:table-cell office:value-type="float" office:value="863562" calcext:value-type="float">
            <text:p>863562</text:p>
          </table:table-cell>
          <table:table-cell office:value-type="float" office:value="32.2" calcext:value-type="float">
            <text:p>32.2</text:p>
          </table:table-cell>
          <table:table-cell office:value-type="float" office:value="18" calcext:value-type="float">
            <text:p>18</text:p>
          </table:table-cell>
          <table:table-cell office:value-type="float" office:value="14.2" calcext:value-type="float">
            <text:p>14.2</text:p>
          </table:table-cell>
          <table:table-cell office:value-type="float" office:value="4.34" calcext:value-type="float">
            <text:p>4.34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1857000" calcext:value-type="float">
            <text:p>61857000</text:p>
          </table:table-cell>
          <table:table-cell office:value-type="float" office:value="1929278" calcext:value-type="float">
            <text:p>1929278</text:p>
          </table:table-cell>
          <table:table-cell office:value-type="float" office:value="1062217" calcext:value-type="float">
            <text:p>1062217</text:p>
          </table:table-cell>
          <table:table-cell office:value-type="float" office:value="867061" calcext:value-type="float">
            <text:p>867061</text:p>
          </table:table-cell>
          <table:table-cell office:value-type="float" office:value="31.2" calcext:value-type="float">
            <text:p>31.2</text:p>
          </table:table-cell>
          <table:table-cell office:value-type="float" office:value="17.2" calcext:value-type="float">
            <text:p>17.2</text:p>
          </table:table-cell>
          <table:table-cell office:value-type="float" office:value="14.9" calcext:value-type="float">
            <text:p>14.9</text:p>
          </table:table-cell>
          <table:table-cell office:value-type="float" office:value="4.18" calcext:value-type="float">
            <text:p>4.18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2698000" calcext:value-type="float">
            <text:p>62698000</text:p>
          </table:table-cell>
          <table:table-cell office:value-type="float" office:value="1876778" calcext:value-type="float">
            <text:p>1876778</text:p>
          </table:table-cell>
          <table:table-cell office:value-type="float" office:value="1016665" calcext:value-type="float">
            <text:p>1016665</text:p>
          </table:table-cell>
          <table:table-cell office:value-type="float" office:value="860113" calcext:value-type="float">
            <text:p>860113</text:p>
          </table:table-cell>
          <table:table-cell office:value-type="float" office:value="29.9" calcext:value-type="float">
            <text:p>29.9</text:p>
          </table:table-cell>
          <table:table-cell office:value-type="float" office:value="16.2" calcext:value-type="float">
            <text:p>16.2</text:p>
          </table:table-cell>
          <table:table-cell office:value-type="float" office:value="13.7" calcext:value-type="float">
            <text:p>13.7</text:p>
          </table:table-cell>
          <table:table-cell office:value-type="float" office:value="4.01" calcext:value-type="float">
            <text:p>4.01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3469000" calcext:value-type="float">
            <text:p>63469000</text:p>
          </table:table-cell>
          <table:table-cell office:value-type="float" office:value="1824729" calcext:value-type="float">
            <text:p>1824729</text:p>
          </table:table-cell>
          <table:table-cell office:value-type="float" office:value="1097784" calcext:value-type="float">
            <text:p>1097784</text:p>
          </table:table-cell>
          <table:table-cell office:value-type="float" office:value="726945" calcext:value-type="float">
            <text:p>726945</text:p>
          </table:table-cell>
          <table:table-cell office:value-type="float" office:value="28.7" calcext:value-type="float">
            <text:p>28.7</text:p>
          </table:table-cell>
          <table:table-cell office:value-type="float" office:value="17.3" calcext:value-type="float">
            <text:p>17.3</text:p>
          </table:table-cell>
          <table:table-cell office:value-type="float" office:value="11.5" calcext:value-type="float">
            <text:p>11.5</text:p>
          </table:table-cell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4236000" calcext:value-type="float">
            <text:p>64236000</text:p>
          </table:table-cell>
          <table:table-cell office:value-type="float" office:value="1823636" calcext:value-type="float">
            <text:p>1823636</text:p>
          </table:table-cell>
          <table:table-cell office:value-type="float" office:value="1000749" calcext:value-type="float">
            <text:p>1000749</text:p>
          </table:table-cell>
          <table:table-cell office:value-type="float" office:value="822887" calcext:value-type="float">
            <text:p>822887</text:p>
          </table:table-cell>
          <table:table-cell office:value-type="float" office:value="28.4" calcext:value-type="float">
            <text:p>28.4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5058000" calcext:value-type="float">
            <text:p>65058000</text:p>
          </table:table-cell>
          <table:table-cell office:value-type="float" office:value="1794750" calcext:value-type="float">
            <text:p>1794750</text:p>
          </table:table-cell>
          <table:table-cell office:value-type="float" office:value="975950" calcext:value-type="float">
            <text:p>975950</text:p>
          </table:table-cell>
          <table:table-cell office:value-type="float" office:value="818800" calcext:value-type="float">
            <text:p>818800</text:p>
          </table:table-cell>
          <table:table-cell office:value-type="float" office:value="27.6" calcext:value-type="float">
            <text:p>27.6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</text:p>
          </table:table-cell>
          <table:table-cell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5860000" calcext:value-type="float">
            <text:p>65860000</text:p>
          </table:table-cell>
          <table:table-cell office:value-type="float" office:value="1775596" calcext:value-type="float">
            <text:p>1775596</text:p>
          </table:table-cell>
          <table:table-cell office:value-type="float" office:value="1246310" calcext:value-type="float">
            <text:p>1246310</text:p>
          </table:table-cell>
          <table:table-cell office:value-type="float" office:value="529286" calcext:value-type="float">
            <text:p>529286</text:p>
          </table:table-cell>
          <table:table-cell office:value-type="float" office:value="27" calcext:value-type="float">
            <text:p>27</text:p>
          </table:table-cell>
          <table:table-cell office:value-type="float" office:value="18.9" calcext:value-type="float">
            <text:p>18.9</text:p>
          </table:table-cell>
          <table:table-cell office:value-type="float" office:value="8" calcext:value-type="float">
            <text:p>8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5953000" calcext:value-type="float">
            <text:p>65953000</text:p>
          </table:table-cell>
          <table:table-cell office:value-type="float" office:value="1353546" calcext:value-type="float">
            <text:p>1353546</text:p>
          </table:table-cell>
          <table:table-cell office:value-type="float" office:value="1410420" calcext:value-type="float">
            <text:p>1410420</text:p>
          </table:table-cell>
          <table:table-cell office:value-type="float" office:value="-56874" calcext:value-type="float">
            <text:p>-56874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  <table:table-cell office:value-type="float" office:value="-0.9" calcext:value-type="float">
            <text:p>-0.9</text:p>
          </table:table-cell>
          <table:table-cell office:value-type="float" office:value="3.02" calcext:value-type="float">
            <text:p>3.02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5795000" calcext:value-type="float">
            <text:p>65795000</text:p>
          </table:table-cell>
          <table:table-cell office:value-type="float" office:value="1005484" calcext:value-type="float">
            <text:p>1005484</text:p>
          </table:table-cell>
          <table:table-cell office:value-type="float" office:value="1258054" calcext:value-type="float">
            <text:p>1258054</text:p>
          </table:table-cell>
          <table:table-cell office:value-type="float" office:value="-252570" calcext:value-type="float">
            <text:p>-252570</text:p>
          </table:table-cell>
          <table:table-cell office:value-type="float" office:value="15.3" calcext:value-type="float">
            <text:p>15.3</text:p>
          </table:table-cell>
          <table:table-cell office:value-type="float" office:value="19.1" calcext:value-type="float">
            <text:p>19.1</text:p>
          </table:table-cell>
          <table:table-cell office:value-type="float" office:value="-3.8" calcext:value-type="float">
            <text:p>-3.8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5450000" calcext:value-type="float">
            <text:p>65450000</text:p>
          </table:table-cell>
          <table:table-cell office:value-type="float" office:value="912109" calcext:value-type="float">
            <text:p>912109</text:p>
          </table:table-cell>
          <table:table-cell office:value-type="float" office:value="1345424" calcext:value-type="float">
            <text:p>1345424</text:p>
          </table:table-cell>
          <table:table-cell office:value-type="float" office:value="-433315" calcext:value-type="float">
            <text:p>-433315</text:p>
          </table:table-cell>
          <table:table-cell office:value-type="float" office:value="13.9" calcext:value-type="float">
            <text:p>13.9</text:p>
          </table:table-cell>
          <table:table-cell office:value-type="float" office:value="20.6" calcext:value-type="float">
            <text:p>20.6</text:p>
          </table:table-cell>
          <table:table-cell office:value-type="float" office:value="-6.6" calcext:value-type="float">
            <text:p>-6.6</text:p>
          </table:table-cell>
          <table:table-cell office:value-type="float" office:value="2.51" calcext:value-type="float">
            <text:p>2.51</text:p>
          </table:table-cell>
          <table:table-cell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4800000" calcext:value-type="float">
            <text:p>64800000</text:p>
          </table:table-cell>
          <table:table-cell office:value-type="float" office:value="926813" calcext:value-type="float">
            <text:p>926813</text:p>
          </table:table-cell>
          <table:table-cell office:value-type="float" office:value="1606475" calcext:value-type="float">
            <text:p>1606475</text:p>
          </table:table-cell>
          <table:table-cell office:value-type="float" office:value="-679662" calcext:value-type="float">
            <text:p>-679662</text:p>
          </table:table-cell>
          <table:table-cell office:value-type="float" office:value="14.3" calcext:value-type="float">
            <text:p>14.3</text:p>
          </table:table-cell>
          <table:table-cell office:value-type="float" office:value="24.8" calcext:value-type="float">
            <text:p>24.8</text:p>
          </table:table-cell>
          <table:table-cell office:value-type="float" office:value="-10.5" calcext:value-type="float">
            <text:p>-10.5</text:p>
          </table:table-cell>
          <table:table-cell office:value-type="float" office:value="2.26" calcext:value-type="float">
            <text:p>2.26</text:p>
          </table:table-cell>
          <table:table-cell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2897000" calcext:value-type="float">
            <text:p>62897000</text:p>
          </table:table-cell>
          <table:table-cell office:value-type="float" office:value="1260500" calcext:value-type="float">
            <text:p>1260500</text:p>
          </table:table-cell>
          <table:table-cell office:value-type="float" office:value="978380" calcext:value-type="float">
            <text:p>978380</text:p>
          </table:table-cell>
          <table:table-cell office:value-type="float" office:value="282120" calcext:value-type="float">
            <text:p>282120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.6</text:p>
          </table:table-cell>
          <table:table-cell office:value-type="float" office:value="4.5" calcext:value-type="float">
            <text:p>4.5</text:p>
          </table:table-cell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1794000" calcext:value-type="float">
            <text:p>61794000</text:p>
          </table:table-cell>
          <table:table-cell office:value-type="float" office:value="1599287" calcext:value-type="float">
            <text:p>1599287</text:p>
          </table:table-cell>
          <table:table-cell office:value-type="float" office:value="932929" calcext:value-type="float">
            <text:p>932929</text:p>
          </table:table-cell>
          <table:table-cell office:value-type="float" office:value="666358" calcext:value-type="float">
            <text:p>666358</text:p>
          </table:table-cell>
          <table:table-cell office:value-type="float" office:value="25.9" calcext:value-type="float">
            <text:p>25.9</text:p>
          </table:table-cell>
          <table:table-cell office:value-type="float" office:value="15.1" calcext:value-type="float">
            <text:p>15.1</text:p>
          </table:table-cell>
          <table:table-cell office:value-type="float" office:value="10.8" calcext:value-type="float">
            <text:p>10.8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2473000" calcext:value-type="float">
            <text:p>62473000</text:p>
          </table:table-cell>
          <table:table-cell office:value-type="float" office:value="1581130" calcext:value-type="float">
            <text:p>1581130</text:p>
          </table:table-cell>
          <table:table-cell office:value-type="float" office:value="869555" calcext:value-type="float">
            <text:p>869555</text:p>
          </table:table-cell>
          <table:table-cell office:value-type="float" office:value="711575" calcext:value-type="float">
            <text:p>711575</text:p>
          </table:table-cell>
          <table:table-cell office:value-type="float" office:value="25.3" calcext:value-type="float">
            <text:p>25.3</text:p>
          </table:table-cell>
          <table:table-cell office:value-type="float" office:value="13.9" calcext:value-type="float">
            <text:p>13.9</text:p>
          </table:table-cell>
          <table:table-cell office:value-type="float" office:value="11.4" calcext:value-type="float">
            <text:p>11.4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1890000" calcext:value-type="float">
            <text:p>61890000</text:p>
          </table:table-cell>
          <table:table-cell office:value-type="float" office:value="1424804" calcext:value-type="float">
            <text:p>1424804</text:p>
          </table:table-cell>
          <table:table-cell office:value-type="float" office:value="890181" calcext:value-type="float">
            <text:p>890181</text:p>
          </table:table-cell>
          <table:table-cell office:value-type="float" office:value="534623" calcext:value-type="float">
            <text:p>534623</text:p>
          </table:table-cell>
          <table:table-cell office:value-type="float" office:value="23" calcext:value-type="float">
            <text:p>23</text:p>
          </table:table-cell>
          <table:table-cell office:value-type="float" office:value="14.4" calcext:value-type="float">
            <text:p>14.4</text:p>
          </table:table-cell>
          <table:table-cell office:value-type="float" office:value="8.6" calcext:value-type="float">
            <text:p>8.6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2250000" calcext:value-type="float">
            <text:p>62250000</text:p>
          </table:table-cell>
          <table:table-cell office:value-type="float" office:value="1318489" calcext:value-type="float">
            <text:p>1318489</text:p>
          </table:table-cell>
          <table:table-cell office:value-type="float" office:value="866754" calcext:value-type="float">
            <text:p>866754</text:p>
          </table:table-cell>
          <table:table-cell office:value-type="float" office:value="451735" calcext:value-type="float">
            <text:p>451735</text:p>
          </table:table-cell>
          <table:table-cell office:value-type="float" office:value="21.2" calcext:value-type="float">
            <text:p>21.2</text:p>
          </table:table-cell>
          <table:table-cell office:value-type="float" office:value="13.9" calcext:value-type="float">
            <text:p>13.9</text:p>
          </table:table-cell>
          <table:table-cell office:value-type="float" office:value="7.2" calcext:value-type="float">
            <text:p>7.2</text:p>
          </table:table-cell>
          <table:table-cell office:value-type="float" office:value="2.62" calcext:value-type="float">
            <text:p>2.62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2740000" calcext:value-type="float">
            <text:p>62740000</text:p>
          </table:table-cell>
          <table:table-cell office:value-type="float" office:value="1290763" calcext:value-type="float">
            <text:p>1290763</text:p>
          </table:table-cell>
          <table:table-cell office:value-type="float" office:value="766957" calcext:value-type="float">
            <text:p>766957</text:p>
          </table:table-cell>
          <table:table-cell office:value-type="float" office:value="523806" calcext:value-type="float">
            <text:p>523806</text:p>
          </table:table-cell>
          <table:table-cell office:value-type="float" office:value="20.6" calcext:value-type="float">
            <text:p>20.6</text:p>
          </table:table-cell>
          <table:table-cell office:value-type="float" office:value="12.2" calcext:value-type="float">
            <text:p>12.2</text:p>
          </table:table-cell>
          <table:table-cell office:value-type="float" office:value="8.4" calcext:value-type="float">
            <text:p>8.4</text:p>
          </table:table-cell>
          <table:table-cell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3110000" calcext:value-type="float">
            <text:p>63110000</text:p>
          </table:table-cell>
          <table:table-cell office:value-type="float" office:value="1311259" calcext:value-type="float">
            <text:p>1311259</text:p>
          </table:table-cell>
          <table:table-cell office:value-type="float" office:value="753017" calcext:value-type="float">
            <text:p>753017</text:p>
          </table:table-cell>
          <table:table-cell office:value-type="float" office:value="558242" calcext:value-type="float">
            <text:p>558242</text:p>
          </table:table-cell>
          <table:table-cell office:value-type="float" office:value="20.8" calcext:value-type="float">
            <text:p>20.8</text:p>
          </table:table-cell>
          <table:table-cell office:value-type="float" office:value="11.9" calcext:value-type="float">
            <text:p>11.9</text:p>
          </table:table-cell>
          <table:table-cell office:value-type="float" office:value="8.8" calcext:value-type="float">
            <text:p>8.8</text:p>
          </table:table-cell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3510000" calcext:value-type="float">
            <text:p>63510000</text:p>
          </table:table-cell>
          <table:table-cell office:value-type="float" office:value="1245471" calcext:value-type="float">
            <text:p>1245471</text:p>
          </table:table-cell>
          <table:table-cell office:value-type="float" office:value="742955" calcext:value-type="float">
            <text:p>742955</text:p>
          </table:table-cell>
          <table:table-cell office:value-type="float" office:value="502516" calcext:value-type="float">
            <text:p>502516</text:p>
          </table:table-cell>
          <table:table-cell office:value-type="float" office:value="19.6" calcext:value-type="float">
            <text:p>19.6</text:p>
          </table:table-cell>
          <table:table-cell office:value-type="float" office:value="11.7" calcext:value-type="float">
            <text:p>11.7</text:p>
          </table:table-cell>
          <table:table-cell office:value-type="float" office:value="7.9" calcext:value-type="float">
            <text:p>7.9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3940000" calcext:value-type="float">
            <text:p>63940000</text:p>
          </table:table-cell>
          <table:table-cell office:value-type="float" office:value="1178892" calcext:value-type="float">
            <text:p>1178892</text:p>
          </table:table-cell>
          <table:table-cell office:value-type="float" office:value="765331" calcext:value-type="float">
            <text:p>765331</text:p>
          </table:table-cell>
          <table:table-cell office:value-type="float" office:value="413561" calcext:value-type="float">
            <text:p>413561</text:p>
          </table:table-cell>
          <table:table-cell office:value-type="float" office:value="18.4" calcext:value-type="float">
            <text:p>18.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4470000" calcext:value-type="float">
            <text:p>64470000</text:p>
          </table:table-cell>
          <table:table-cell office:value-type="float" office:value="1199998" calcext:value-type="float">
            <text:p>1199998</text:p>
          </table:table-cell>
          <table:table-cell office:value-type="float" office:value="747444" calcext:value-type="float">
            <text:p>747444</text:p>
          </table:table-cell>
          <table:table-cell office:value-type="float" office:value="452554" calcext:value-type="float">
            <text:p>452554</text:p>
          </table:table-cell>
          <table:table-cell office:value-type="float" office:value="18.6" calcext:value-type="float">
            <text:p>18.6</text:p>
          </table:table-cell>
          <table:table-cell office:value-type="float" office:value="11.6" calcext:value-type="float">
            <text:p>11.6</text:p>
          </table:table-cell>
          <table:table-cell office:value-type="float" office:value="7" calcext:value-type="float">
            <text:p>7</text:p>
          </table:table-cell>
          <table:table-cell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4670000" calcext:value-type="float">
            <text:p>64670000</text:p>
          </table:table-cell>
          <table:table-cell office:value-type="float" office:value="1164062" calcext:value-type="float">
            <text:p>1164062</text:p>
          </table:table-cell>
          <table:table-cell office:value-type="float" office:value="814545" calcext:value-type="float">
            <text:p>814545</text:p>
          </table:table-cell>
          <table:table-cell office:value-type="float" office:value="349517" calcext:value-type="float">
            <text:p>349517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5130000" calcext:value-type="float">
            <text:p>65130000</text:p>
          </table:table-cell>
          <table:table-cell office:value-type="float" office:value="1144151" calcext:value-type="float">
            <text:p>1144151</text:p>
          </table:table-cell>
          <table:table-cell office:value-type="float" office:value="718807" calcext:value-type="float">
            <text:p>718807</text:p>
          </table:table-cell>
          <table:table-cell office:value-type="float" office:value="425344" calcext:value-type="float">
            <text:p>425344</text:p>
          </table:table-cell>
          <table:table-cell office:value-type="float" office:value="17.6" calcext:value-type="float">
            <text:p>17.6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.88" calcext:value-type="float">
            <text:p>1.88</text:p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5510000" calcext:value-type="float">
            <text:p>65510000</text:p>
          </table:table-cell>
          <table:table-cell office:value-type="float" office:value="1047775" calcext:value-type="float">
            <text:p>1047775</text:p>
          </table:table-cell>
          <table:table-cell office:value-type="float" office:value="734165" calcext:value-type="float">
            <text:p>734165</text:p>
          </table:table-cell>
          <table:table-cell office:value-type="float" office:value="313610" calcext:value-type="float">
            <text:p>313610</text:p>
          </table:table-cell>
          <table:table-cell office:value-type="float" office:value="16" calcext:value-type="float">
            <text:p>16</text:p>
          </table:table-cell>
          <table:table-cell office:value-type="float" office:value="11.2" calcext:value-type="float">
            <text:p>11.2</text:p>
          </table:table-cell>
          <table:table-cell office:value-type="float" office:value="4.8" calcext:value-type="float">
            <text:p>4.8</text:p>
          </table:table-cell>
          <table:table-cell office:value-type="float" office:value="1.71" calcext:value-type="float">
            <text:p>1.71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5716000" calcext:value-type="float">
            <text:p>65716000</text:p>
          </table:table-cell>
          <table:table-cell office:value-type="float" office:value="993126" calcext:value-type="float">
            <text:p>993126</text:p>
          </table:table-cell>
          <table:table-cell office:value-type="float" office:value="707642" calcext:value-type="float">
            <text:p>707642</text:p>
          </table:table-cell>
          <table:table-cell office:value-type="float" office:value="285484" calcext:value-type="float">
            <text:p>285484</text:p>
          </table:table-cell>
          <table:table-cell office:value-type="float" office:value="15.1" calcext:value-type="float">
            <text:p>15.1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1.62" calcext:value-type="float">
            <text:p>1.62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6027000" calcext:value-type="float">
            <text:p>66027000</text:p>
          </table:table-cell>
          <table:table-cell office:value-type="float" office:value="971174" calcext:value-type="float">
            <text:p>971174</text:p>
          </table:table-cell>
          <table:table-cell office:value-type="float" office:value="737877" calcext:value-type="float">
            <text:p>737877</text:p>
          </table:table-cell>
          <table:table-cell office:value-type="float" office:value="233297" calcext:value-type="float">
            <text:p>233297</text:p>
          </table:table-cell>
          <table:table-cell office:value-type="float" office:value="14.7" calcext:value-type="float">
            <text:p>14.7</text:p>
          </table:table-cell>
          <table:table-cell office:value-type="float" office:value="11.2" calcext:value-type="float">
            <text:p>11.2</text:p>
          </table:table-cell>
          <table:table-cell office:value-type="float" office:value="3.5" calcext:value-type="float">
            <text:p>3.5</text:p>
          </table:table-cell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6409000" calcext:value-type="float">
            <text:p>66409000</text:p>
          </table:table-cell>
          <table:table-cell office:value-type="float" office:value="1198350" calcext:value-type="float">
            <text:p>1198350</text:p>
          </table:table-cell>
          <table:table-cell office:value-type="float" office:value="725000" calcext:value-type="float">
            <text:p>725000</text:p>
          </table:table-cell>
          <table:table-cell office:value-type="float" office:value="473000" calcext:value-type="float">
            <text:p>473000</text:p>
          </table:table-cell>
          <table:table-cell office:value-type="float" office:value="18" calcext:value-type="float">
            <text:p>18</text:p>
          </table:table-cell>
          <table:table-cell office:value-type="float" office:value="10.9" calcext:value-type="float">
            <text:p>10.9</text:p>
          </table:table-cell>
          <table:table-cell office:value-type="float" office:value="7.1" calcext:value-type="float">
            <text:p>7.1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6871000" calcext:value-type="float">
            <text:p>66871000</text:p>
          </table:table-cell>
          <table:table-cell office:value-type="float" office:value="1263976" calcext:value-type="float">
            <text:p>1263976</text:p>
          </table:table-cell>
          <table:table-cell office:value-type="float" office:value="792018" calcext:value-type="float">
            <text:p>792018</text:p>
          </table:table-cell>
          <table:table-cell office:value-type="float" office:value="471958" calcext:value-type="float">
            <text:p>471958</text:p>
          </table:table-cell>
          <table:table-cell office:value-type="float" office:value="18.9" calcext:value-type="float">
            <text:p>18.9</text:p>
          </table:table-cell>
          <table:table-cell office:value-type="float" office:value="11.8" calcext:value-type="float">
            <text:p>11.8</text:p>
          </table:table-cell>
          <table:table-cell office:value-type="float" office:value="7.1" calcext:value-type="float">
            <text:p>7.1</text:p>
          </table:table-cell>
          <table:table-cell office:value-type="float" office:value="2.03" calcext:value-type="float">
            <text:p>2.03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7349000" calcext:value-type="float">
            <text:p>67349000</text:p>
          </table:table-cell>
          <table:table-cell office:value-type="float" office:value="1278583" calcext:value-type="float">
            <text:p>1278583</text:p>
          </table:table-cell>
          <table:table-cell office:value-type="float" office:value="795793" calcext:value-type="float">
            <text:p>795793</text:p>
          </table:table-cell>
          <table:table-cell office:value-type="float" office:value="482790" calcext:value-type="float">
            <text:p>482790</text:p>
          </table:table-cell>
          <table:table-cell office:value-type="float" office:value="19" calcext:value-type="float">
            <text:p>19</text:p>
          </table:table-cell>
          <table:table-cell office:value-type="float" office:value="11.8" calcext:value-type="float">
            <text:p>11.8</text:p>
          </table:table-cell>
          <table:table-cell office:value-type="float" office:value="7.2" calcext:value-type="float">
            <text:p>7.2</text:p>
          </table:table-cell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7831000" calcext:value-type="float">
            <text:p>67831000</text:p>
          </table:table-cell>
          <table:table-cell office:value-type="float" office:value="1277046" calcext:value-type="float">
            <text:p>1277046</text:p>
          </table:table-cell>
          <table:table-cell office:value-type="float" office:value="794367" calcext:value-type="float">
            <text:p>794367</text:p>
          </table:table-cell>
          <table:table-cell office:value-type="float" office:value="482679" calcext:value-type="float">
            <text:p>482679</text:p>
          </table:table-cell>
          <table:table-cell office:value-type="float" office:value="18.8" calcext:value-type="float">
            <text:p>18.8</text:p>
          </table:table-cell>
          <table:table-cell office:value-type="float" office:value="11.7" calcext:value-type="float">
            <text:p>11.7</text:p>
          </table:table-cell>
          <table:table-cell office:value-type="float" office:value="7.1" calcext:value-type="float">
            <text:p>7.1</text:p>
          </table:table-cell>
          <table:table-cell office:value-type="float" office:value="2.09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8424000" calcext:value-type="float">
            <text:p>68424000</text:p>
          </table:table-cell>
          <table:table-cell office:value-type="float" office:value="1348534" calcext:value-type="float">
            <text:p>1348534</text:p>
          </table:table-cell>
          <table:table-cell office:value-type="float" office:value="799220" calcext:value-type="float">
            <text:p>799220</text:p>
          </table:table-cell>
          <table:table-cell office:value-type="float" office:value="549314" calcext:value-type="float">
            <text:p>549314</text:p>
          </table:table-cell>
          <table:table-cell office:value-type="float" office:value="19.7" calcext:value-type="float">
            <text:p>19.7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9314000" calcext:value-type="float">
            <text:p>69314000</text:p>
          </table:table-cell>
          <table:table-cell office:value-type="float" office:value="1413230" calcext:value-type="float">
            <text:p>1413230</text:p>
          </table:table-cell>
          <table:table-cell office:value-type="float" office:value="854348" calcext:value-type="float">
            <text:p>854348</text:p>
          </table:table-cell>
          <table:table-cell office:value-type="float" office:value="558882" calcext:value-type="float">
            <text:p>558882</text:p>
          </table:table-cell>
          <table:table-cell office:value-type="float" office:value="20.4" calcext:value-type="float">
            <text:p>20.4</text:p>
          </table:table-cell>
          <table:table-cell office:value-type="float" office:value="12.3" calcext:value-type="float">
            <text:p>12.3</text:p>
          </table:table-cell>
          <table:table-cell office:value-type="float" office:value="8.1" calcext:value-type="float">
            <text:p>8.1</text:p>
          </table:table-cell>
          <table:table-cell office:value-type="float" office:value="2.39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9838000" calcext:value-type="float">
            <text:p>69838000</text:p>
          </table:table-cell>
          <table:table-cell office:value-type="float" office:value="1402258" calcext:value-type="float">
            <text:p>1402258</text:p>
          </table:table-cell>
          <table:table-cell office:value-type="float" office:value="885591" calcext:value-type="float">
            <text:p>885591</text:p>
          </table:table-cell>
          <table:table-cell office:value-type="float" office:value="516667" calcext:value-type="float">
            <text:p>516667</text:p>
          </table:table-cell>
          <table:table-cell office:value-type="float" office:value="20.1" calcext:value-type="float">
            <text:p>20.1</text:p>
          </table:table-cell>
          <table:table-cell office:value-type="float" office:value="12.7" calcext:value-type="float">
            <text:p>12.7</text:p>
          </table:table-cell>
          <table:table-cell office:value-type="float" office:value="7.4" calcext:value-type="float">
            <text:p>7.4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0244000" calcext:value-type="float">
            <text:p>70244000</text:p>
          </table:table-cell>
          <table:table-cell office:value-type="float" office:value="1308232" calcext:value-type="float">
            <text:p>1308232</text:p>
          </table:table-cell>
          <table:table-cell office:value-type="float" office:value="844435" calcext:value-type="float">
            <text:p>844435</text:p>
          </table:table-cell>
          <table:table-cell office:value-type="float" office:value="463797" calcext:value-type="float">
            <text:p>463797</text:p>
          </table:table-cell>
          <table:table-cell office:value-type="float" office:value="18.6" calcext:value-type="float">
            <text:p>18.6</text:p>
          </table:table-cell>
          <table:table-cell office:value-type="float" office:value="12" calcext:value-type="float">
            <text:p>12</text:p>
          </table:table-cell>
          <table:table-cell office:value-type="float" office:value="6.6" calcext:value-type="float">
            <text:p>6.6</text:p>
          </table:table-cell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0834000" calcext:value-type="float">
            <text:p>70834000</text:p>
          </table:table-cell>
          <table:table-cell office:value-type="float" office:value="1055915" calcext:value-type="float">
            <text:p>1055915</text:p>
          </table:table-cell>
          <table:table-cell office:value-type="float" office:value="847861" calcext:value-type="float">
            <text:p>847861</text:p>
          </table:table-cell>
          <table:table-cell office:value-type="float" office:value="208054" calcext:value-type="float">
            <text:p>208054</text:p>
          </table:table-cell>
          <table:table-cell office:value-type="float" office:value="14.9" calcext:value-type="float">
            <text:p>14.9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70411000" calcext:value-type="float">
            <text:p>70411000</text:p>
          </table:table-cell>
          <table:table-cell office:value-type="float" office:value="1124718" calcext:value-type="float">
            <text:p>1124718</text:p>
          </table:table-cell>
          <table:table-cell office:value-type="float" office:value="853246" calcext:value-type="float">
            <text:p>853246</text:p>
          </table:table-cell>
          <table:table-cell office:value-type="float" office:value="271472" calcext:value-type="float">
            <text:p>271472</text:p>
          </table:table-cell>
          <table:table-cell office:value-type="float" office:value="16" calcext:value-type="float">
            <text:p>16</text:p>
          </table:table-cell>
          <table:table-cell office:value-type="float" office:value="12.1" calcext:value-type="float">
            <text:p>12.1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9000000" calcext:value-type="float">
            <text:p>69000000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915000" calcext:value-type="float">
            <text:p>91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.6" calcext:value-type="float">
            <text:p>17.6</text:p>
          </table:table-cell>
          <table:table-cell office:value-type="float" office:value="13.3" calcext:value-type="float">
            <text:p>13.3</text:p>
          </table:table-cell>
          <table:table-cell office:value-type="float" office:value="4.3" calcext:value-type="float">
            <text:p>4.3</text:p>
          </table:table-cell>
          <table:table-cell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-150000" calcext:value-type="float">
            <text:p>-150000</text:p>
          </table:table-cell>
          <table:table-cell office:value-type="float" office:value="16.1" calcext:value-type="float">
            <text:p>16.1</text:p>
          </table:table-cell>
          <table:table-cell office:value-type="float" office:value="18.3" calcext:value-type="float">
            <text:p>18.3</text:p>
          </table:table-cell>
          <table:table-cell office:value-type="float" office:value="-2.3" calcext:value-type="float">
            <text:p>-2.3</text:p>
          </table:table-cell>
          <table:table-cell office:value-type="float" office:value="1.53" calcext:value-type="float">
            <text:p>1.53</text:p>
          </table:table-cell>
          <table:table-cell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4260000" calcext:value-type="float">
            <text:p>64260000</text:p>
          </table:table-cell>
          <table:table-cell office:value-type="float" office:value="921998" calcext:value-type="float">
            <text:p>921998</text:p>
          </table:table-cell>
          <table:table-cell office:value-type="float" office:value="1001331" calcext:value-type="float">
            <text:p>1001331</text:p>
          </table:table-cell>
          <table:table-cell office:value-type="float" office:value="-79333" calcext:value-type="float">
            <text:p>-79333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-1.2" calcext:value-type="float">
            <text:p>-1.2</text:p>
          </table:table-cell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5842000" calcext:value-type="float">
            <text:p>65842000</text:p>
          </table:table-cell>
          <table:table-cell office:value-type="float" office:value="1028421" calcext:value-type="float">
            <text:p>1028421</text:p>
          </table:table-cell>
          <table:table-cell office:value-type="float" office:value="932628" calcext:value-type="float">
            <text:p>932628</text:p>
          </table:table-cell>
          <table:table-cell office:value-type="float" office:value="95793" calcext:value-type="float">
            <text:p>95793</text:p>
          </table:table-cell>
          <table:table-cell office:value-type="float" office:value="15.6" calcext:value-type="float">
            <text:p>15.6</text:p>
          </table:table-cell>
          <table:table-cell office:value-type="float" office:value="14.2" calcext:value-type="float">
            <text:p>14.2</text:p>
          </table:table-cell>
          <table:table-cell office:value-type="float" office:value="1.5" calcext:value-type="float">
            <text:p>1.5</text:p>
          </table:table-cell>
          <table:table-cell office:value-type="float" office:value="1.92" calcext:value-type="float">
            <text:p>1.92</text:p>
          </table:table-cell>
          <table:table-cell office:value-type="float" office:value="2.01" calcext:value-type="float">
            <text:p>2.0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7365000" calcext:value-type="float">
            <text:p>67365000</text:p>
          </table:table-cell>
          <table:table-cell office:value-type="float" office:value="1049074" calcext:value-type="float">
            <text:p>1049074</text:p>
          </table:table-cell>
          <table:table-cell office:value-type="float" office:value="804839" calcext:value-type="float">
            <text:p>804839</text:p>
          </table:table-cell>
          <table:table-cell office:value-type="float" office:value="244235" calcext:value-type="float">
            <text:p>244235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3.6" calcext:value-type="float">
            <text:p>3.6</text:p>
          </table:table-cell>
          <table:table-cell office:value-type="float" office:value="1.96" calcext:value-type="float">
            <text:p>1.96</text:p>
          </table:table-cell>
          <table:table-cell office:value-type="float" office:value="2.07" calcext:value-type="float">
            <text:p>2.07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8080000" calcext:value-type="float">
            <text:p>68080000</text:p>
          </table:table-cell>
          <table:table-cell office:value-type="float" office:value="1106803" calcext:value-type="float">
            <text:p>1106803</text:p>
          </table:table-cell>
          <table:table-cell office:value-type="float" office:value="770852" calcext:value-type="float">
            <text:p>770852</text:p>
          </table:table-cell>
          <table:table-cell office:value-type="float" office:value="335951" calcext:value-type="float">
            <text:p>335951</text:p>
          </table:table-cell>
          <table:table-cell office:value-type="float" office:value="16.3" calcext:value-type="float">
            <text:p>16.3</text:p>
          </table:table-cell>
          <table:table-cell office:value-type="float" office:value="11.3" calcext:value-type="float">
            <text:p>11.3</text:p>
          </table:table-cell>
          <table:table-cell office:value-type="float" office:value="4.9" calcext:value-type="float">
            <text:p>4.9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8374000" calcext:value-type="float">
            <text:p>68374000</text:p>
          </table:table-cell>
          <table:table-cell office:value-type="float" office:value="1116835" calcext:value-type="float">
            <text:p>1116835</text:p>
          </table:table-cell>
          <table:table-cell office:value-type="float" office:value="748329" calcext:value-type="float">
            <text:p>748329</text:p>
          </table:table-cell>
          <table:table-cell office:value-type="float" office:value="368506" calcext:value-type="float">
            <text:p>368506</text:p>
          </table:table-cell>
          <table:table-cell office:value-type="float" office:value="16.3" calcext:value-type="float">
            <text:p>16.3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2.14" calcext:value-type="float">
            <text:p>2.14</text:p>
          </table:table-cell>
          <table:table-cell office:value-type="float" office:value="2.1" calcext:value-type="float">
            <text:p>2.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8882000" calcext:value-type="float">
            <text:p>68882000</text:p>
          </table:table-cell>
          <table:table-cell office:value-type="float" office:value="1106608" calcext:value-type="float">
            <text:p>1106608</text:p>
          </table:table-cell>
          <table:table-cell office:value-type="float" office:value="752697" calcext:value-type="float">
            <text:p>752697</text:p>
          </table:table-cell>
          <table:table-cell office:value-type="float" office:value="353911" calcext:value-type="float">
            <text:p>353911</text:p>
          </table:table-cell>
          <table:table-cell office:value-type="float" office:value="16.1" calcext:value-type="float">
            <text:p>16.1</text:p>
          </table:table-cell>
          <table:table-cell office:value-type="float" office:value="10.9" calcext:value-type="float">
            <text:p>10.9</text:p>
          </table:table-cell>
          <table:table-cell office:value-type="float" office:value="5.1" calcext:value-type="float">
            <text:p>5.1</text:p>
          </table:table-cell>
          <table:table-cell office:value-type="float" office:value="2.16" calcext:value-type="float">
            <text:p>2.16</text:p>
          </table:table-cell>
          <table:table-cell office:value-type="float" office:value="2.06" calcext:value-type="float">
            <text:p>2.0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9171000" calcext:value-type="float">
            <text:p>69171000</text:p>
          </table:table-cell>
          <table:table-cell office:value-type="float" office:value="1105080" calcext:value-type="float">
            <text:p>1105080</text:p>
          </table:table-cell>
          <table:table-cell office:value-type="float" office:value="767637" calcext:value-type="float">
            <text:p>767637</text:p>
          </table:table-cell>
          <table:table-cell office:value-type="float" office:value="337443" calcext:value-type="float">
            <text:p>337443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4.9" calcext:value-type="float">
            <text:p>4.9</text:p>
          </table:table-cell>
          <table:table-cell office:value-type="float" office:value="2.16" calcext:value-type="float">
            <text:p>2.16</text:p>
          </table:table-cell>
          <table:table-cell office:value-type="float" office:value="2.08" calcext:value-type="float">
            <text:p>2.0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9564000" calcext:value-type="float">
            <text:p>69564000</text:p>
          </table:table-cell>
          <table:table-cell office:value-type="float" office:value="1095096" calcext:value-type="float">
            <text:p>1095096</text:p>
          </table:table-cell>
          <table:table-cell office:value-type="float" office:value="790654" calcext:value-type="float">
            <text:p>790654</text:p>
          </table:table-cell>
          <table:table-cell office:value-type="float" office:value="304442" calcext:value-type="float">
            <text:p>304442</text:p>
          </table:table-cell>
          <table:table-cell office:value-type="float" office:value="15.7" calcext:value-type="float">
            <text:p>15.7</text:p>
          </table:table-cell>
          <table:table-cell office:value-type="float" office:value="11.4" calcext:value-type="float">
            <text:p>11.4</text:p>
          </table:table-cell>
          <table:table-cell office:value-type="float" office:value="4.4" calcext:value-type="float">
            <text:p>4.4</text:p>
          </table:table-cell>
          <table:table-cell office:value-type="float" office:value="2.15" calcext:value-type="float">
            <text:p>2.15</text:p>
          </table:table-cell>
          <table:table-cell office:value-type="float" office:value="2.07" calcext:value-type="float">
            <text:p>2.0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9934000" calcext:value-type="float">
            <text:p>69934000</text:p>
          </table:table-cell>
          <table:table-cell office:value-type="float" office:value="1110028" calcext:value-type="float">
            <text:p>1110028</text:p>
          </table:table-cell>
          <table:table-cell office:value-type="float" office:value="775291" calcext:value-type="float">
            <text:p>775291</text:p>
          </table:table-cell>
          <table:table-cell office:value-type="float" office:value="334737" calcext:value-type="float">
            <text:p>334737</text:p>
          </table:table-cell>
          <table:table-cell office:value-type="float" office:value="15.9" calcext:value-type="float">
            <text:p>15.9</text:p>
          </table:table-cell>
          <table:table-cell office:value-type="float" office:value="11.1" calcext:value-type="float">
            <text:p>11.1</text:p>
          </table:table-cell>
          <table:table-cell office:value-type="float" office:value="4.8" calcext:value-type="float">
            <text:p>4.8</text:p>
          </table:table-cell>
          <table:table-cell office:value-type="float" office:value="2.18" calcext:value-type="float">
            <text:p>2.18</text:p>
          </table:table-cell>
          <table:table-cell office:value-type="float" office:value="2.12" calcext:value-type="float">
            <text:p>2.1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70307000" calcext:value-type="float">
            <text:p>70307000</text:p>
          </table:table-cell>
          <table:table-cell office:value-type="float" office:value="1113128" calcext:value-type="float">
            <text:p>1113128</text:p>
          </table:table-cell>
          <table:table-cell office:value-type="float" office:value="795938" calcext:value-type="float">
            <text:p>795938</text:p>
          </table:table-cell>
          <table:table-cell office:value-type="float" office:value="317190" calcext:value-type="float">
            <text:p>317190</text:p>
          </table:table-cell>
          <table:table-cell office:value-type="float" office:value="15.8" calcext:value-type="float">
            <text:p>15.8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2.18" calcext:value-type="float">
            <text:p>2.18</text:p>
          </table:table-cell>
          <table:table-cell office:value-type="float" office:value="2.11" calcext:value-type="float">
            <text:p>2.1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0711000" calcext:value-type="float">
            <text:p>70711000</text:p>
          </table:table-cell>
          <table:table-cell office:value-type="float" office:value="1137169" calcext:value-type="float">
            <text:p>1137169</text:p>
          </table:table-cell>
          <table:table-cell office:value-type="float" office:value="812111" calcext:value-type="float">
            <text:p>812111</text:p>
          </table:table-cell>
          <table:table-cell office:value-type="float" office:value="325058" calcext:value-type="float">
            <text:p>325058</text:p>
          </table:table-cell>
          <table:table-cell office:value-type="float" office:value="16.1" calcext:value-type="float">
            <text:p>16.1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2.22" calcext:value-type="float">
            <text:p>2.22</text:p>
          </table:table-cell>
          <table:table-cell office:value-type="float" office:value="2.19" calcext:value-type="float">
            <text:p>2.1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1166000" calcext:value-type="float">
            <text:p>71166000</text:p>
          </table:table-cell>
          <table:table-cell office:value-type="float" office:value="1165555" calcext:value-type="float">
            <text:p>1165555</text:p>
          </table:table-cell>
          <table:table-cell office:value-type="float" office:value="840195" calcext:value-type="float">
            <text:p>840195</text:p>
          </table:table-cell>
          <table:table-cell office:value-type="float" office:value="325360" calcext:value-type="float">
            <text:p>325360</text:p>
          </table:table-cell>
          <table:table-cell office:value-type="float" office:value="16.4" calcext:value-type="float">
            <text:p>16.4</text:p>
          </table:table-cell>
          <table:table-cell office:value-type="float" office:value="11.8" calcext:value-type="float">
            <text:p>11.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71637000" calcext:value-type="float">
            <text:p>71637000</text:p>
          </table:table-cell>
          <table:table-cell office:value-type="float" office:value="1175870" calcext:value-type="float">
            <text:p>1175870</text:p>
          </table:table-cell>
          <table:table-cell office:value-type="float" office:value="818418" calcext:value-type="float">
            <text:p>818418</text:p>
          </table:table-cell>
          <table:table-cell office:value-type="float" office:value="357452" calcext:value-type="float">
            <text:p>357452</text:p>
          </table:table-cell>
          <table:table-cell office:value-type="float" office:value="16.4" calcext:value-type="float">
            <text:p>16.4</text:p>
          </table:table-cell>
          <table:table-cell office:value-type="float" office:value="11.4" calcext:value-type="float">
            <text:p>11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2180000" calcext:value-type="float">
            <text:p>72180000</text:p>
          </table:table-cell>
          <table:table-cell office:value-type="float" office:value="1243922" calcext:value-type="float">
            <text:p>1243922</text:p>
          </table:table-cell>
          <table:table-cell office:value-type="float" office:value="835402" calcext:value-type="float">
            <text:p>835402</text:p>
          </table:table-cell>
          <table:table-cell office:value-type="float" office:value="408520" calcext:value-type="float">
            <text:p>408520</text:p>
          </table:table-cell>
          <table:table-cell office:value-type="float" office:value="17.2" calcext:value-type="float">
            <text:p>17.2</text:p>
          </table:table-cell>
          <table:table-cell office:value-type="float" office:value="11.6" calcext:value-type="float">
            <text:p>11.6</text:p>
          </table:table-cell>
          <table:table-cell office:value-type="float" office:value="5.7" calcext:value-type="float">
            <text:p>5.7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2664000" calcext:value-type="float">
            <text:p>72664000</text:p>
          </table:table-cell>
          <table:table-cell office:value-type="float" office:value="1261614" calcext:value-type="float">
            <text:p>1261614</text:p>
          </table:table-cell>
          <table:table-cell office:value-type="float" office:value="876721" calcext:value-type="float">
            <text:p>876721</text:p>
          </table:table-cell>
          <table:table-cell office:value-type="float" office:value="384893" calcext:value-type="float">
            <text:p>384893</text:p>
          </table:table-cell>
          <table:table-cell office:value-type="float" office:value="17.4" calcext:value-type="float">
            <text:p>17.4</text:p>
          </table:table-cell>
          <table:table-cell office:value-type="float" office:value="12.1" calcext:value-type="float">
            <text:p>12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3352000" calcext:value-type="float">
            <text:p>73352000</text:p>
          </table:table-cell>
          <table:table-cell office:value-type="float" office:value="1313505" calcext:value-type="float">
            <text:p>1313505</text:p>
          </table:table-cell>
          <table:table-cell office:value-type="float" office:value="850300" calcext:value-type="float">
            <text:p>850300</text:p>
          </table:table-cell>
          <table:table-cell office:value-type="float" office:value="463205" calcext:value-type="float">
            <text:p>463205</text:p>
          </table:table-cell>
          <table:table-cell office:value-type="float" office:value="17.9" calcext:value-type="float">
            <text:p>17.9</text:p>
          </table:table-cell>
          <table:table-cell office:value-type="float" office:value="11.6" calcext:value-type="float">
            <text:p>11.6</text:p>
          </table:table-cell>
          <table:table-cell office:value-type="float" office:value="6.3" calcext:value-type="float">
            <text:p>6.3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4049000" calcext:value-type="float">
            <text:p>74049000</text:p>
          </table:table-cell>
          <table:table-cell office:value-type="float" office:value="1316534" calcext:value-type="float">
            <text:p>1316534</text:p>
          </table:table-cell>
          <table:table-cell office:value-type="float" office:value="878814" calcext:value-type="float">
            <text:p>878814</text:p>
          </table:table-cell>
          <table:table-cell office:value-type="float" office:value="437720" calcext:value-type="float">
            <text:p>437720</text:p>
          </table:table-cell>
          <table:table-cell office:value-type="float" office:value="17.8" calcext:value-type="float">
            <text:p>17.8</text:p>
          </table:table-cell>
          <table:table-cell office:value-type="float" office:value="11.9" calcext:value-type="float">
            <text:p>11.9</text:p>
          </table:table-cell>
          <table:table-cell office:value-type="float" office:value="5.9" calcext:value-type="float">
            <text:p>5.9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5019000" calcext:value-type="float">
            <text:p>75019000</text:p>
          </table:table-cell>
          <table:table-cell office:value-type="float" office:value="1355595" calcext:value-type="float">
            <text:p>1355595</text:p>
          </table:table-cell>
          <table:table-cell office:value-type="float" office:value="895070" calcext:value-type="float">
            <text:p>895070</text:p>
          </table:table-cell>
          <table:table-cell office:value-type="float" office:value="460525" calcext:value-type="float">
            <text:p>460525</text:p>
          </table:table-cell>
          <table:table-cell office:value-type="float" office:value="18.1" calcext:value-type="float">
            <text:p>18.1</text:p>
          </table:table-cell>
          <table:table-cell office:value-type="float" office:value="11.9" calcext:value-type="float">
            <text:p>11.9</text:p>
          </table:table-cell>
          <table:table-cell office:value-type="float" office:value="6.1" calcext:value-type="float">
            <text:p>6.1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5273000" calcext:value-type="float">
            <text:p>75273000</text:p>
          </table:table-cell>
          <table:table-cell office:value-type="float" office:value="1357304" calcext:value-type="float">
            <text:p>1357304</text:p>
          </table:table-cell>
          <table:table-cell office:value-type="float" office:value="870319" calcext:value-type="float">
            <text:p>870319</text:p>
          </table:table-cell>
          <table:table-cell office:value-type="float" office:value="486985" calcext:value-type="float">
            <text:p>486985</text:p>
          </table:table-cell>
          <table:table-cell office:value-type="float" office:value="18" calcext:value-type="float">
            <text:p>18</text:p>
          </table:table-cell>
          <table:table-cell office:value-type="float" office:value="11.6" calcext:value-type="float">
            <text:p>11.6</text:p>
          </table:table-cell>
          <table:table-cell office:value-type="float" office:value="6.5" calcext:value-type="float">
            <text:p>6.5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6061000" calcext:value-type="float">
            <text:p>76061000</text:p>
          </table:table-cell>
          <table:table-cell office:value-type="float" office:value="1325386" calcext:value-type="float">
            <text:p>1325386</text:p>
          </table:table-cell>
          <table:table-cell office:value-type="float" office:value="907882" calcext:value-type="float">
            <text:p>907882</text:p>
          </table:table-cell>
          <table:table-cell office:value-type="float" office:value="417504" calcext:value-type="float">
            <text:p>417504</text:p>
          </table:table-cell>
          <table:table-cell office:value-type="float" office:value="17.4" calcext:value-type="float">
            <text:p>17.4</text:p>
          </table:table-cell>
          <table:table-cell office:value-type="float" office:value="11.9" calcext:value-type="float">
            <text:p>11.9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6734000" calcext:value-type="float">
            <text:p>76734000</text:p>
          </table:table-cell>
          <table:table-cell office:value-type="float" office:value="1318303" calcext:value-type="float">
            <text:p>1318303</text:p>
          </table:table-cell>
          <table:table-cell office:value-type="float" office:value="911984" calcext:value-type="float">
            <text:p>911984</text:p>
          </table:table-cell>
          <table:table-cell office:value-type="float" office:value="406319" calcext:value-type="float">
            <text:p>406319</text:p>
          </table:table-cell>
          <table:table-cell office:value-type="float" office:value="17.2" calcext:value-type="float">
            <text:p>17.2</text:p>
          </table:table-cell>
          <table:table-cell office:value-type="float" office:value="11.9" calcext:value-type="float">
            <text:p>11.9</text:p>
          </table:table-cell>
          <table:table-cell office:value-type="float" office:value="5.3" calcext:value-type="float">
            <text:p>5.3</text:p>
          </table:table-cell>
          <table:table-cell office:value-type="float" office:value="2.51" calcext:value-type="float">
            <text:p>2.51</text:p>
          </table:table-cell>
          <table:table-cell office:value-type="float" office:value="2.54" calcext:value-type="float">
            <text:p>2.54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6954000" calcext:value-type="float">
            <text:p>76954000</text:p>
          </table:table-cell>
          <table:table-cell office:value-type="float" office:value="1272276" calcext:value-type="float">
            <text:p>1272276</text:p>
          </table:table-cell>
          <table:table-cell office:value-type="float" office:value="914417" calcext:value-type="float">
            <text:p>914417</text:p>
          </table:table-cell>
          <table:table-cell office:value-type="float" office:value="357859" calcext:value-type="float">
            <text:p>357859</text:p>
          </table:table-cell>
          <table:table-cell office:value-type="float" office:value="16.5" calcext:value-type="float">
            <text:p>16.5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7249000" calcext:value-type="float">
            <text:p>77249000</text:p>
          </table:table-cell>
          <table:table-cell office:value-type="float" office:value="1214968" calcext:value-type="float">
            <text:p>1214968</text:p>
          </table:table-cell>
          <table:table-cell office:value-type="float" office:value="976521" calcext:value-type="float">
            <text:p>976521</text:p>
          </table:table-cell>
          <table:table-cell office:value-type="float" office:value="238447" calcext:value-type="float">
            <text:p>238447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office:value-type="float" office:value="3.1" calcext:value-type="float">
            <text:p>3.1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7918000" calcext:value-type="float">
            <text:p>77918000</text:p>
          </table:table-cell>
          <table:table-cell office:value-type="float" office:value="1142368" calcext:value-type="float">
            <text:p>1142368</text:p>
          </table:table-cell>
          <table:table-cell office:value-type="float" office:value="988092" calcext:value-type="float">
            <text:p>988092</text:p>
          </table:table-cell>
          <table:table-cell office:value-type="float" office:value="154276" calcext:value-type="float">
            <text:p>154276</text:p>
          </table:table-cell>
          <table:table-cell office:value-type="float" office:value="14.7" calcext:value-type="float">
            <text:p>14.7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7772000" calcext:value-type="float">
            <text:p>77772000</text:p>
          </table:table-cell>
          <table:table-cell office:value-type="float" office:value="1047737" calcext:value-type="float">
            <text:p>1047737</text:p>
          </table:table-cell>
          <table:table-cell office:value-type="float" office:value="975664" calcext:value-type="float">
            <text:p>975664</text:p>
          </table:table-cell>
          <table:table-cell office:value-type="float" office:value="72073" calcext:value-type="float">
            <text:p>72073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office:value-type="float" office:value="0.9" calcext:value-type="float">
            <text:p>0.9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8355000" calcext:value-type="float">
            <text:p>78355000</text:p>
          </table:table-cell>
          <table:table-cell office:value-type="float" office:value="1013396" calcext:value-type="float">
            <text:p>1013396</text:p>
          </table:table-cell>
          <table:table-cell office:value-type="float" office:value="965623" calcext:value-type="float">
            <text:p>965623</text:p>
          </table:table-cell>
          <table:table-cell office:value-type="float" office:value="47773" calcext:value-type="float">
            <text:p>47773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office:value-type="float" office:value="0.6" calcext:value-type="float">
            <text:p>0.6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8717000" calcext:value-type="float">
            <text:p>78717000</text:p>
          </table:table-cell>
          <table:table-cell office:value-type="float" office:value="901657" calcext:value-type="float">
            <text:p>901657</text:p>
          </table:table-cell>
          <table:table-cell office:value-type="float" office:value="965689" calcext:value-type="float">
            <text:p>965689</text:p>
          </table:table-cell>
          <table:table-cell office:value-type="float" office:value="-64032" calcext:value-type="float">
            <text:p>-64032</text:p>
          </table:table-cell>
          <table:table-cell office:value-type="float" office:value="11.5" calcext:value-type="float">
            <text:p>11.5</text:p>
          </table:table-cell>
          <table:table-cell office:value-type="float" office:value="12.3" calcext:value-type="float">
            <text:p>12.3</text:p>
          </table:table-cell>
          <table:table-cell office:value-type="float" office:value="-0.8" calcext:value-type="float">
            <text:p>-0.8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8951000" calcext:value-type="float">
            <text:p>78951000</text:p>
          </table:table-cell>
          <table:table-cell office:value-type="float" office:value="815969" calcext:value-type="float">
            <text:p>815969</text:p>
          </table:table-cell>
          <table:table-cell office:value-type="float" office:value="963034" calcext:value-type="float">
            <text:p>963034</text:p>
          </table:table-cell>
          <table:table-cell office:value-type="float" office:value="-147065" calcext:value-type="float">
            <text:p>-147065</text:p>
          </table:table-cell>
          <table:table-cell office:value-type="float" office:value="10.3" calcext:value-type="float">
            <text:p>10.3</text:p>
          </table:table-cell>
          <table:table-cell office:value-type="float" office:value="12.2" calcext:value-type="float">
            <text:p>12.2</text:p>
          </table:table-cell>
          <table:table-cell office:value-type="float" office:value="-1.9" calcext:value-type="float">
            <text:p>-1.9</text:p>
          </table:table-cell>
          <table:table-cell office:value-type="float" office:value="1.56" calcext:value-type="float">
            <text:p>1.56</text:p>
          </table:table-cell>
          <table:table-cell office:value-type="float" office:value="1.54" calcext:value-type="float">
            <text:p>1.54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8966000" calcext:value-type="float">
            <text:p>78966000</text:p>
          </table:table-cell>
          <table:table-cell office:value-type="float" office:value="805500" calcext:value-type="float">
            <text:p>805500</text:p>
          </table:table-cell>
          <table:table-cell office:value-type="float" office:value="956573" calcext:value-type="float">
            <text:p>956573</text:p>
          </table:table-cell>
          <table:table-cell office:value-type="float" office:value="-151073" calcext:value-type="float">
            <text:p>-151073</text:p>
          </table:table-cell>
          <table:table-cell office:value-type="float" office:value="10.2" calcext:value-type="float">
            <text:p>10.2</text:p>
          </table:table-cell>
          <table:table-cell office:value-type="float" office:value="12.1" calcext:value-type="float">
            <text:p>12.1</text:p>
          </table:table-cell>
          <table:table-cell office:value-type="float" office:value="-1.9" calcext:value-type="float">
            <text:p>-1.9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8862000" calcext:value-type="float">
            <text:p>78862000</text:p>
          </table:table-cell>
          <table:table-cell office:value-type="float" office:value="782310" calcext:value-type="float">
            <text:p>782310</text:p>
          </table:table-cell>
          <table:table-cell office:value-type="float" office:value="989649" calcext:value-type="float">
            <text:p>989649</text:p>
          </table:table-cell>
          <table:table-cell office:value-type="float" office:value="-207339" calcext:value-type="float">
            <text:p>-207339</text:p>
          </table:table-cell>
          <table:table-cell office:value-type="float" office:value="9.9" calcext:value-type="float">
            <text:p>9.9</text:p>
          </table:table-cell>
          <table:table-cell office:value-type="float" office:value="12.5" calcext:value-type="float">
            <text:p>12.5</text:p>
          </table:table-cell>
          <table:table-cell office:value-type="float" office:value="-2.6" calcext:value-type="float">
            <text:p>-2.6</text:p>
          </table:table-cell>
          <table:table-cell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8299000" calcext:value-type="float">
            <text:p>78299000</text:p>
          </table:table-cell>
          <table:table-cell office:value-type="float" office:value="798334" calcext:value-type="float">
            <text:p>798334</text:p>
          </table:table-cell>
          <table:table-cell office:value-type="float" office:value="966873" calcext:value-type="float">
            <text:p>966873</text:p>
          </table:table-cell>
          <table:table-cell office:value-type="float" office:value="-168539" calcext:value-type="float">
            <text:p>-168539</text:p>
          </table:table-cell>
          <table:table-cell office:value-type="float" office:value="10.2" calcext:value-type="float">
            <text:p>10.2</text:p>
          </table:table-cell>
          <table:table-cell office:value-type="float" office:value="12.3" calcext:value-type="float">
            <text:p>12.3</text:p>
          </table:table-cell>
          <table:table-cell office:value-type="float" office:value="-2.2" calcext:value-type="float">
            <text:p>-2.2</text:p>
          </table:table-cell>
          <table:table-cell office:value-type="float" office:value="1.51" calcext:value-type="float">
            <text:p>1.51</text:p>
          </table:table-cell>
          <table:table-cell office:value-type="float" office:value="1.46" calcext:value-type="float">
            <text:p>1.4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8161000" calcext:value-type="float">
            <text:p>78161000</text:p>
          </table:table-cell>
          <table:table-cell office:value-type="float" office:value="805496" calcext:value-type="float">
            <text:p>805496</text:p>
          </table:table-cell>
          <table:table-cell office:value-type="float" office:value="931155" calcext:value-type="float">
            <text:p>931155</text:p>
          </table:table-cell>
          <table:table-cell office:value-type="float" office:value="-125659" calcext:value-type="float">
            <text:p>-125659</text:p>
          </table:table-cell>
          <table:table-cell office:value-type="float" office:value="10.3" calcext:value-type="float">
            <text:p>10.3</text:p>
          </table:table-cell>
          <table:table-cell office:value-type="float" office:value="11.9" calcext:value-type="float">
            <text:p>11.9</text:p>
          </table:table-cell>
          <table:table-cell office:value-type="float" office:value="-1.6" calcext:value-type="float">
            <text:p>-1.6</text:p>
          </table:table-cell>
          <table:table-cell office:value-type="float" office:value="1.51" calcext:value-type="float">
            <text:p>1.51</text:p>
          </table:table-cell>
          <table:table-cell office:value-type="float" office:value="1.4" calcext:value-type="float">
            <text:p>1.4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8066000" calcext:value-type="float">
            <text:p>78066000</text:p>
          </table:table-cell>
          <table:table-cell office:value-type="float" office:value="808619" calcext:value-type="float">
            <text:p>808619</text:p>
          </table:table-cell>
          <table:table-cell office:value-type="float" office:value="955550" calcext:value-type="float">
            <text:p>955550</text:p>
          </table:table-cell>
          <table:table-cell office:value-type="float" office:value="-146931" calcext:value-type="float">
            <text:p>-146931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-1.9" calcext:value-type="float">
            <text:p>-1.9</text:p>
          </table:table-cell>
          <table:table-cell office:value-type="float" office:value="1.5" calcext:value-type="float">
            <text:p>1.5</text:p>
          </table:table-cell>
          <table:table-cell office:value-type="float" office:value="1.38" calcext:value-type="float">
            <text:p>1.3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8082000" calcext:value-type="float">
            <text:p>78082000</text:p>
          </table:table-cell>
          <table:table-cell office:value-type="float" office:value="817217" calcext:value-type="float">
            <text:p>817217</text:p>
          </table:table-cell>
          <table:table-cell office:value-type="float" office:value="944474" calcext:value-type="float">
            <text:p>944474</text:p>
          </table:table-cell>
          <table:table-cell office:value-type="float" office:value="-127257" calcext:value-type="float">
            <text:p>-127257</text:p>
          </table:table-cell>
          <table:table-cell office:value-type="float" office:value="10.5" calcext:value-type="float">
            <text:p>10.5</text:p>
          </table:table-cell>
          <table:table-cell office:value-type="float" office:value="12.1" calcext:value-type="float">
            <text:p>12.1</text:p>
          </table:table-cell>
          <table:table-cell office:value-type="float" office:value="-1.6" calcext:value-type="float">
            <text:p>-1.6</text:p>
          </table:table-cell>
          <table:table-cell office:value-type="float" office:value="1.5" calcext:value-type="float">
            <text:p>1.5</text:p>
          </table:table-cell>
          <table:table-cell office:value-type="float" office:value="1.39" calcext:value-type="float">
            <text:p>1.3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8295000" calcext:value-type="float">
            <text:p>78295000</text:p>
          </table:table-cell>
          <table:table-cell office:value-type="float" office:value="865789" calcext:value-type="float">
            <text:p>865789</text:p>
          </table:table-cell>
          <table:table-cell office:value-type="float" office:value="952371" calcext:value-type="float">
            <text:p>952371</text:p>
          </table:table-cell>
          <table:table-cell office:value-type="float" office:value="-86582" calcext:value-type="float">
            <text:p>-86582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-1.1" calcext:value-type="float">
            <text:p>-1.1</text:p>
          </table:table-cell>
          <table:table-cell office:value-type="float" office:value="1.56" calcext:value-type="float">
            <text:p>1.56</text:p>
          </table:table-cell>
          <table:table-cell office:value-type="float" office:value="1.44" calcext:value-type="float">
            <text:p>1.4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8399000" calcext:value-type="float">
            <text:p>78399000</text:p>
          </table:table-cell>
          <table:table-cell office:value-type="float" office:value="862100" calcext:value-type="float">
            <text:p>862100</text:p>
          </table:table-cell>
          <table:table-cell office:value-type="float" office:value="954436" calcext:value-type="float">
            <text:p>954436</text:p>
          </table:table-cell>
          <table:table-cell office:value-type="float" office:value="-92336" calcext:value-type="float">
            <text:p>-92336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-1.2" calcext:value-type="float">
            <text:p>-1.2</text:p>
          </table:table-cell>
          <table:table-cell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8293000" calcext:value-type="float">
            <text:p>78293000</text:p>
          </table:table-cell>
          <table:table-cell office:value-type="float" office:value="861275" calcext:value-type="float">
            <text:p>861275</text:p>
          </table:table-cell>
          <table:table-cell office:value-type="float" office:value="943832" calcext:value-type="float">
            <text:p>943832</text:p>
          </table:table-cell>
          <table:table-cell office:value-type="float" office:value="-82557" calcext:value-type="float">
            <text:p>-82557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.1</text:p>
          </table:table-cell>
          <table:table-cell office:value-type="float" office:value="-1.1" calcext:value-type="float">
            <text:p>-1.1</text:p>
          </table:table-cell>
          <table:table-cell office:value-type="float" office:value="1.51" calcext:value-type="float">
            <text:p>1.51</text:p>
          </table:table-cell>
          <table:table-cell office:value-type="float" office:value="1.41" calcext:value-type="float">
            <text:p>1.4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8082000" calcext:value-type="float">
            <text:p>78082000</text:p>
          </table:table-cell>
          <table:table-cell office:value-type="float" office:value="827933" calcext:value-type="float">
            <text:p>827933</text:p>
          </table:table-cell>
          <table:table-cell office:value-type="float" office:value="941032" calcext:value-type="float">
            <text:p>941032</text:p>
          </table:table-cell>
          <table:table-cell office:value-type="float" office:value="-113099" calcext:value-type="float">
            <text:p>-113099</text:p>
          </table:table-cell>
          <table:table-cell office:value-type="float" office:value="10.6" calcext:value-type="float">
            <text:p>10.6</text:p>
          </table:table-cell>
          <table:table-cell office:value-type="float" office:value="12.1" calcext:value-type="float">
            <text:p>12.1</text:p>
          </table:table-cell>
          <table:table-cell office:value-type="float" office:value="-1.4" calcext:value-type="float">
            <text:p>-1.4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7797000" calcext:value-type="float">
            <text:p>77797000</text:p>
          </table:table-cell>
          <table:table-cell office:value-type="float" office:value="812292" calcext:value-type="float">
            <text:p>812292</text:p>
          </table:table-cell>
          <table:table-cell office:value-type="float" office:value="917299" calcext:value-type="float">
            <text:p>917299</text:p>
          </table:table-cell>
          <table:table-cell office:value-type="float" office:value="-105007" calcext:value-type="float">
            <text:p>-105007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-1.3" calcext:value-type="float">
            <text:p>-1.3</text:p>
          </table:table-cell>
          <table:table-cell office:value-type="float" office:value="1.39" calcext:value-type="float">
            <text:p>1.39</text:p>
          </table:table-cell>
          <table:table-cell office:value-type="float" office:value="1.29" calcext:value-type="float">
            <text:p>1.29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7619000" calcext:value-type="float">
            <text:p>77619000</text:p>
          </table:table-cell>
          <table:table-cell office:value-type="float" office:value="813803" calcext:value-type="float">
            <text:p>813803</text:p>
          </table:table-cell>
          <table:table-cell office:value-type="float" office:value="929649" calcext:value-type="float">
            <text:p>929649</text:p>
          </table:table-cell>
          <table:table-cell office:value-type="float" office:value="-115846" calcext:value-type="float">
            <text:p>-115846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-1.5" calcext:value-type="float">
            <text:p>-1.5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7635000" calcext:value-type="float">
            <text:p>77635000</text:p>
          </table:table-cell>
          <table:table-cell office:value-type="float" office:value="848231" calcext:value-type="float">
            <text:p>848231</text:p>
          </table:table-cell>
          <table:table-cell office:value-type="float" office:value="925411" calcext:value-type="float">
            <text:p>925411</text:p>
          </table:table-cell>
          <table:table-cell office:value-type="float" office:value="-77180" calcext:value-type="float">
            <text:p>-77180</text:p>
          </table:table-cell>
          <table:table-cell office:value-type="float" office:value="10.9" calcext:value-type="float">
            <text:p>10.9</text:p>
          </table:table-cell>
          <table:table-cell office:value-type="float" office:value="11.9" calcext:value-type="float">
            <text:p>11.9</text:p>
          </table:table-cell>
          <table:table-cell office:value-type="float" office:value="-1" calcext:value-type="float">
            <text:p>-1</text:p>
          </table:table-cell>
          <table:table-cell office:value-type="float" office:value="1.41" calcext:value-type="float">
            <text:p>1.41</text:p>
          </table:table-cell>
          <table:table-cell office:value-type="float" office:value="1.34" calcext:value-type="float">
            <text:p>1.3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7718000" calcext:value-type="float">
            <text:p>77718000</text:p>
          </table:table-cell>
          <table:table-cell office:value-type="float" office:value="867969" calcext:value-type="float">
            <text:p>867969</text:p>
          </table:table-cell>
          <table:table-cell office:value-type="float" office:value="901291" calcext:value-type="float">
            <text:p>901291</text:p>
          </table:table-cell>
          <table:table-cell office:value-type="float" office:value="-33322" calcext:value-type="float">
            <text:p>-33322</text:p>
          </table:table-cell>
          <table:table-cell office:value-type="float" office:value="11.2" calcext:value-type="float">
            <text:p>11.2</text:p>
          </table:table-cell>
          <table:table-cell office:value-type="float" office:value="11.6" calcext:value-type="float">
            <text:p>11.6</text:p>
          </table:table-cell>
          <table:table-cell office:value-type="float" office:value="-0.4" calcext:value-type="float">
            <text:p>-0.4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8116000" calcext:value-type="float">
            <text:p>78116000</text:p>
          </table:table-cell>
          <table:table-cell office:value-type="float" office:value="892993" calcext:value-type="float">
            <text:p>892993</text:p>
          </table:table-cell>
          <table:table-cell office:value-type="float" office:value="900627" calcext:value-type="float">
            <text:p>900627</text:p>
          </table:table-cell>
          <table:table-cell office:value-type="float" office:value="-7634" calcext:value-type="float">
            <text:p>-7634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office:value-type="float" office:value="-0.1" calcext:value-type="float">
            <text:p>-0.1</text:p>
          </table:table-cell>
          <table:table-cell office:value-type="float" office:value="1.46" calcext:value-type="float">
            <text:p>1.46</text:p>
          </table:table-cell>
          <table:table-cell office:value-type="float" office:value="1.41" calcext:value-type="float">
            <text:p>1.41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8677000" calcext:value-type="float">
            <text:p>78677000</text:p>
          </table:table-cell>
          <table:table-cell office:value-type="float" office:value="880459" calcext:value-type="float">
            <text:p>880459</text:p>
          </table:table-cell>
          <table:table-cell office:value-type="float" office:value="903441" calcext:value-type="float">
            <text:p>903441</text:p>
          </table:table-cell>
          <table:table-cell office:value-type="float" office:value="-22982" calcext:value-type="float">
            <text:p>-22982</text:p>
          </table:table-cell>
          <table:table-cell office:value-type="float" office:value="11.2" calcext:value-type="float">
            <text:p>11.2</text:p>
          </table:table-cell>
          <table:table-cell office:value-type="float" office:value="11.5" calcext:value-type="float">
            <text:p>11.5</text:p>
          </table:table-cell>
          <table:table-cell office:value-type="float" office:value="-0.3" calcext:value-type="float">
            <text:p>-0.3</text:p>
          </table:table-cell>
          <table:table-cell office:value-type="float" office:value="1.42" calcext:value-type="float">
            <text:p>1.42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9365000" calcext:value-type="float">
            <text:p>79365000</text:p>
          </table:table-cell>
          <table:table-cell office:value-type="float" office:value="905675" calcext:value-type="float">
            <text:p>905675</text:p>
          </table:table-cell>
          <table:table-cell office:value-type="float" office:value="914361" calcext:value-type="float">
            <text:p>914361</text:p>
          </table:table-cell>
          <table:table-cell office:value-type="float" office:value="-8686" calcext:value-type="float">
            <text:p>-8686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9984000" calcext:value-type="float">
            <text:p>79984000</text:p>
          </table:table-cell>
          <table:table-cell office:value-type="float" office:value="830019" calcext:value-type="float">
            <text:p>830019</text:p>
          </table:table-cell>
          <table:table-cell office:value-type="float" office:value="911245" calcext:value-type="float">
            <text:p>911245</text:p>
          </table:table-cell>
          <table:table-cell office:value-type="float" office:value="-81226" calcext:value-type="float">
            <text:p>-81226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-1" calcext:value-type="float">
            <text:p>-1</text:p>
          </table:table-cell>
          <table:table-cell office:value-type="float" office:value="1.33" calcext:value-type="float">
            <text:p>1.33</text:p>
          </table:table-cell>
          <table:table-cell office:value-type="float" office:value="1.42" calcext:value-type="float">
            <text:p>1.4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0570000" calcext:value-type="float">
            <text:p>80570000</text:p>
          </table:table-cell>
          <table:table-cell office:value-type="float" office:value="809114" calcext:value-type="float">
            <text:p>809114</text:p>
          </table:table-cell>
          <table:table-cell office:value-type="float" office:value="885443" calcext:value-type="float">
            <text:p>885443</text:p>
          </table:table-cell>
          <table:table-cell office:value-type="float" office:value="-76329" calcext:value-type="float">
            <text:p>-763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0.9" calcext:value-type="float">
            <text:p>-0.9</text:p>
          </table:table-cell>
          <table:table-cell office:value-type="float" office:value="1.29" calcext:value-type="float">
            <text:p>1.29</text:p>
          </table:table-cell>
          <table:table-cell office:value-type="float" office:value="1.4" calcext:value-type="float">
            <text:p>1.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1187000" calcext:value-type="float">
            <text:p>81187000</text:p>
          </table:table-cell>
          <table:table-cell office:value-type="float" office:value="798447" calcext:value-type="float">
            <text:p>798447</text:p>
          </table:table-cell>
          <table:table-cell office:value-type="float" office:value="897270" calcext:value-type="float">
            <text:p>897270</text:p>
          </table:table-cell>
          <table:table-cell office:value-type="float" office:value="-98823" calcext:value-type="float">
            <text:p>-98823</text:p>
          </table:table-cell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office:value-type="float" office:value="-1.2" calcext:value-type="float">
            <text:p>-1.2</text:p>
          </table:table-cell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1422000" calcext:value-type="float">
            <text:p>81422000</text:p>
          </table:table-cell>
          <table:table-cell office:value-type="float" office:value="769603" calcext:value-type="float">
            <text:p>769603</text:p>
          </table:table-cell>
          <table:table-cell office:value-type="float" office:value="884659" calcext:value-type="float">
            <text:p>884659</text:p>
          </table:table-cell>
          <table:table-cell office:value-type="float" office:value="-115056" calcext:value-type="float">
            <text:p>-115056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-1.4" calcext:value-type="float">
            <text:p>-1.4</text:p>
          </table:table-cell>
          <table:table-cell office:value-type="float" office:value="1.24" calcext:value-type="float">
            <text:p>1.24</text:p>
          </table:table-cell>
          <table:table-cell office:value-type="float" office:value="1.35" calcext:value-type="float">
            <text:p>1.3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1661000" calcext:value-type="float">
            <text:p>81661000</text:p>
          </table:table-cell>
          <table:table-cell office:value-type="float" office:value="765221" calcext:value-type="float">
            <text:p>765221</text:p>
          </table:table-cell>
          <table:table-cell office:value-type="float" office:value="884588" calcext:value-type="float">
            <text:p>884588</text:p>
          </table:table-cell>
          <table:table-cell office:value-type="float" office:value="-119367" calcext:value-type="float">
            <text:p>-119367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-1.5" calcext:value-type="float">
            <text:p>-1.5</text:p>
          </table:table-cell>
          <table:table-cell office:value-type="float" office:value="1.25" calcext:value-type="float">
            <text:p>1.25</text:p>
          </table:table-cell>
          <table:table-cell office:value-type="float" office:value="1.34" calcext:value-type="float">
            <text:p>1.3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1896000" calcext:value-type="float">
            <text:p>81896000</text:p>
          </table:table-cell>
          <table:table-cell office:value-type="float" office:value="796013" calcext:value-type="float">
            <text:p>796013</text:p>
          </table:table-cell>
          <table:table-cell office:value-type="float" office:value="882843" calcext:value-type="float">
            <text:p>882843</text:p>
          </table:table-cell>
          <table:table-cell office:value-type="float" office:value="-86830" calcext:value-type="float">
            <text:p>-86830</text:p>
          </table:table-cell>
          <table:table-cell office:value-type="float" office:value="9.7" calcext:value-type="float">
            <text:p>9.7</text:p>
          </table:table-cell>
          <table:table-cell office:value-type="float" office:value="10.8" calcext:value-type="float">
            <text:p>10.8</text:p>
          </table:table-cell>
          <table:table-cell office:value-type="float" office:value="-1.1" calcext:value-type="float">
            <text:p>-1.1</text:p>
          </table:table-cell>
          <table:table-cell office:value-type="float" office:value="1.32" calcext:value-type="float">
            <text:p>1.32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2061000" calcext:value-type="float">
            <text:p>82061000</text:p>
          </table:table-cell>
          <table:table-cell office:value-type="float" office:value="812173" calcext:value-type="float">
            <text:p>812173</text:p>
          </table:table-cell>
          <table:table-cell office:value-type="float" office:value="860389" calcext:value-type="float">
            <text:p>860389</text:p>
          </table:table-cell>
          <table:table-cell office:value-type="float" office:value="-48216" calcext:value-type="float">
            <text:p>-48216</text:p>
          </table:table-cell>
          <table:table-cell office:value-type="float" office:value="9.9" calcext:value-type="float">
            <text:p>9.9</text:p>
          </table:table-cell>
          <table:table-cell office:value-type="float" office:value="10.5" calcext:value-type="float">
            <text:p>10.5</text:p>
          </table:table-cell>
          <table:table-cell office:value-type="float" office:value="-0.6" calcext:value-type="float">
            <text:p>-0.6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2024000" calcext:value-type="float">
            <text:p>82024000</text:p>
          </table:table-cell>
          <table:table-cell office:value-type="float" office:value="785034" calcext:value-type="float">
            <text:p>785034</text:p>
          </table:table-cell>
          <table:table-cell office:value-type="float" office:value="852382" calcext:value-type="float">
            <text:p>852382</text:p>
          </table:table-cell>
          <table:table-cell office:value-type="float" office:value="-67348" calcext:value-type="float">
            <text:p>-67348</text:p>
          </table:table-cell>
          <table:table-cell office:value-type="float" office:value="9.6" calcext:value-type="float">
            <text:p>9.6</text:p>
          </table:table-cell>
          <table:table-cell office:value-type="float" office:value="10.4" calcext:value-type="float">
            <text:p>10.4</text:p>
          </table:table-cell>
          <table:table-cell office:value-type="float" office:value="-0.8" calcext:value-type="float">
            <text:p>-0.8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2101000" calcext:value-type="float">
            <text:p>82101000</text:p>
          </table:table-cell>
          <table:table-cell office:value-type="float" office:value="770744" calcext:value-type="float">
            <text:p>770744</text:p>
          </table:table-cell>
          <table:table-cell office:value-type="float" office:value="846330" calcext:value-type="float">
            <text:p>846330</text:p>
          </table:table-cell>
          <table:table-cell office:value-type="float" office:value="-75586" calcext:value-type="float">
            <text:p>-75586</text:p>
          </table:table-cell>
          <table:table-cell office:value-type="float" office:value="9.4" calcext:value-type="float">
            <text:p>9.4</text:p>
          </table:table-cell>
          <table:table-cell office:value-type="float" office:value="10.3" calcext:value-type="float">
            <text:p>10.3</text:p>
          </table:table-cell>
          <table:table-cell office:value-type="float" office:value="-0.9" calcext:value-type="float">
            <text:p>-0.9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2213000" calcext:value-type="float">
            <text:p>82213000</text:p>
          </table:table-cell>
          <table:table-cell office:value-type="float" office:value="766999" calcext:value-type="float">
            <text:p>766999</text:p>
          </table:table-cell>
          <table:table-cell office:value-type="float" office:value="838797" calcext:value-type="float">
            <text:p>838797</text:p>
          </table:table-cell>
          <table:table-cell office:value-type="float" office:value="-71798" calcext:value-type="float">
            <text:p>-71798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office:value-type="float" office:value="-0.9" calcext:value-type="float">
            <text:p>-0.9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2350000" calcext:value-type="float">
            <text:p>82350000</text:p>
          </table:table-cell>
          <table:table-cell office:value-type="float" office:value="734475" calcext:value-type="float">
            <text:p>734475</text:p>
          </table:table-cell>
          <table:table-cell office:value-type="float" office:value="828541" calcext:value-type="float">
            <text:p>828541</text:p>
          </table:table-cell>
          <table:table-cell office:value-type="float" office:value="-94066" calcext:value-type="float">
            <text:p>-94066</text:p>
          </table:table-cell>
          <table:table-cell office:value-type="float" office:value="8.9" calcext:value-type="float">
            <text:p>8.9</text:p>
          </table:table-cell>
          <table:table-cell office:value-type="float" office:value="10.1" calcext:value-type="float">
            <text:p>10.1</text:p>
          </table:table-cell>
          <table:table-cell office:value-type="float" office:value="-1.1" calcext:value-type="float">
            <text:p>-1.1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2489000" calcext:value-type="float">
            <text:p>82489000</text:p>
          </table:table-cell>
          <table:table-cell office:value-type="float" office:value="719250" calcext:value-type="float">
            <text:p>719250</text:p>
          </table:table-cell>
          <table:table-cell office:value-type="float" office:value="841673" calcext:value-type="float">
            <text:p>841673</text:p>
          </table:table-cell>
          <table:table-cell office:value-type="float" office:value="-122423" calcext:value-type="float">
            <text:p>-122423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office:value-type="float" office:value="-1.5" calcext:value-type="float">
            <text:p>-1.5</text:p>
          </table:table-cell>
          <table:table-cell office:value-type="float" office:value="1.34" calcext:value-type="float">
            <text:p>1.34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2541000" calcext:value-type="float">
            <text:p>82541000</text:p>
          </table:table-cell>
          <table:table-cell office:value-type="float" office:value="706721" calcext:value-type="float">
            <text:p>706721</text:p>
          </table:table-cell>
          <table:table-cell office:value-type="float" office:value="853946" calcext:value-type="float">
            <text:p>853946</text:p>
          </table:table-cell>
          <table:table-cell office:value-type="float" office:value="-147225" calcext:value-type="float">
            <text:p>-147225</text:p>
          </table:table-cell>
          <table:table-cell office:value-type="float" office:value="8.6" calcext:value-type="float">
            <text:p>8.6</text:p>
          </table:table-cell>
          <table:table-cell office:value-type="float" office:value="10.3" calcext:value-type="float">
            <text:p>10.3</text:p>
          </table:table-cell>
          <table:table-cell office:value-type="float" office:value="-1.8" calcext:value-type="float">
            <text:p>-1.8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2517000" calcext:value-type="float">
            <text:p>82517000</text:p>
          </table:table-cell>
          <table:table-cell office:value-type="float" office:value="705622" calcext:value-type="float">
            <text:p>705622</text:p>
          </table:table-cell>
          <table:table-cell office:value-type="float" office:value="818271" calcext:value-type="float">
            <text:p>818271</text:p>
          </table:table-cell>
          <table:table-cell office:value-type="float" office:value="-112649" calcext:value-type="float">
            <text:p>-112649</text:p>
          </table:table-cell>
          <table:table-cell office:value-type="float" office:value="8.6" calcext:value-type="float">
            <text:p>8.6</text:p>
          </table:table-cell>
          <table:table-cell office:value-type="float" office:value="9.9" calcext:value-type="float">
            <text:p>9.9</text:p>
          </table:table-cell>
          <table:table-cell office:value-type="float" office:value="-1.4" calcext:value-type="float">
            <text:p>-1.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2470000" calcext:value-type="float">
            <text:p>82470000</text:p>
          </table:table-cell>
          <table:table-cell office:value-type="float" office:value="685795" calcext:value-type="float">
            <text:p>685795</text:p>
          </table:table-cell>
          <table:table-cell office:value-type="float" office:value="830227" calcext:value-type="float">
            <text:p>830227</text:p>
          </table:table-cell>
          <table:table-cell office:value-type="float" office:value="-144432" calcext:value-type="float">
            <text:p>-144432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-1.8" calcext:value-type="float">
            <text:p>-1.8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2377000" calcext:value-type="float">
            <text:p>82377000</text:p>
          </table:table-cell>
          <table:table-cell office:value-type="float" office:value="672724" calcext:value-type="float">
            <text:p>672724</text:p>
          </table:table-cell>
          <table:table-cell office:value-type="float" office:value="821627" calcext:value-type="float">
            <text:p>821627</text:p>
          </table:table-cell>
          <table:table-cell office:value-type="float" office:value="-148903" calcext:value-type="float">
            <text:p>-148903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-1.8" calcext:value-type="float">
            <text:p>-1.8</text:p>
          </table:table-cell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2267000" calcext:value-type="float">
            <text:p>82267000</text:p>
          </table:table-cell>
          <table:table-cell office:value-type="float" office:value="684862" calcext:value-type="float">
            <text:p>684862</text:p>
          </table:table-cell>
          <table:table-cell office:value-type="float" office:value="827155" calcext:value-type="float">
            <text:p>827155</text:p>
          </table:table-cell>
          <table:table-cell office:value-type="float" office:value="-142293" calcext:value-type="float">
            <text:p>-142293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  <table:table-cell office:value-type="float" office:value="-1.7" calcext:value-type="float">
            <text:p>-1.7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2110000" calcext:value-type="float">
            <text:p>82110000</text:p>
          </table:table-cell>
          <table:table-cell office:value-type="float" office:value="682514" calcext:value-type="float">
            <text:p>682514</text:p>
          </table:table-cell>
          <table:table-cell office:value-type="float" office:value="844439" calcext:value-type="float">
            <text:p>844439</text:p>
          </table:table-cell>
          <table:table-cell office:value-type="float" office:value="-161925" calcext:value-type="float">
            <text:p>-161925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-2" calcext:value-type="float">
            <text:p>-2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1901000" calcext:value-type="float">
            <text:p>81901000</text:p>
          </table:table-cell>
          <table:table-cell office:value-type="float" office:value="665126" calcext:value-type="float">
            <text:p>665126</text:p>
          </table:table-cell>
          <table:table-cell office:value-type="float" office:value="854544" calcext:value-type="float">
            <text:p>854544</text:p>
          </table:table-cell>
          <table:table-cell office:value-type="float" office:value="-189418" calcext:value-type="float">
            <text:p>-189418</text:p>
          </table:table-cell>
          <table:table-cell office:value-type="float" office:value="8.1" calcext:value-type="float">
            <text:p>8.1</text:p>
          </table:table-cell>
          <table:table-cell office:value-type="float" office:value="10.4" calcext:value-type="float">
            <text:p>10.4</text:p>
          </table:table-cell>
          <table:table-cell office:value-type="float" office:value="-2.3" calcext:value-type="float">
            <text:p>-2.3</text:p>
          </table:table-cell>
          <table:table-cell office:value-type="float" office:value="1.36" calcext:value-type="float">
            <text:p>1.36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1751000" calcext:value-type="float">
            <text:p>81751000</text:p>
          </table:table-cell>
          <table:table-cell office:value-type="float" office:value="677947" calcext:value-type="float">
            <text:p>677947</text:p>
          </table:table-cell>
          <table:table-cell office:value-type="float" office:value="858768" calcext:value-type="float">
            <text:p>858768</text:p>
          </table:table-cell>
          <table:table-cell office:value-type="float" office:value="-180821" calcext:value-type="float">
            <text:p>-180821</text:p>
          </table:table-cell>
          <table:table-cell office:value-type="float" office:value="8.3" calcext:value-type="float">
            <text:p>8.3</text:p>
          </table:table-cell>
          <table:table-cell office:value-type="float" office:value="10.5" calcext:value-type="float">
            <text:p>10.5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.39" calcext:value-type="float">
            <text:p>1.3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233100" calcext:value-type="float">
            <text:p>80233100</text:p>
          </table:table-cell>
          <table:table-cell office:value-type="float" office:value="662685" calcext:value-type="float">
            <text:p>662685</text:p>
          </table:table-cell>
          <table:table-cell office:value-type="float" office:value="852328" calcext:value-type="float">
            <text:p>852328</text:p>
          </table:table-cell>
          <table:table-cell office:value-type="float" office:value="-189643" calcext:value-type="float">
            <text:p>-189643</text:p>
          </table:table-cell>
          <table:table-cell office:value-type="float" office:value="8.3" calcext:value-type="float">
            <text:p>8.3</text:p>
          </table:table-cell>
          <table:table-cell office:value-type="float" office:value="10.6" calcext:value-type="float">
            <text:p>10.6</text:p>
          </table:table-cell>
          <table:table-cell office:value-type="float" office:value="-2.4" calcext:value-type="float">
            <text:p>-2.4</text:p>
          </table:table-cell>
          <table:table-cell office:value-type="float" office:value="1.39" calcext:value-type="float">
            <text:p>1.39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0399000" calcext:value-type="float">
            <text:p>80399000</text:p>
          </table:table-cell>
          <table:table-cell office:value-type="float" office:value="673544" calcext:value-type="float">
            <text:p>673544</text:p>
          </table:table-cell>
          <table:table-cell office:value-type="float" office:value="869582" calcext:value-type="float">
            <text:p>869582</text:p>
          </table:table-cell>
          <table:table-cell office:value-type="float" office:value="-196038" calcext:value-type="float">
            <text:p>-196038</text:p>
          </table:table-cell>
          <table:table-cell office:value-type="float" office:value="8.4" calcext:value-type="float">
            <text:p>8.4</text:p>
          </table:table-cell>
          <table:table-cell office:value-type="float" office:value="10.8" calcext:value-type="float">
            <text:p>10.8</text:p>
          </table:table-cell>
          <table:table-cell office:value-type="float" office:value="-2.4" calcext:value-type="float">
            <text:p>-2.4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0767000" calcext:value-type="float">
            <text:p>80767000</text:p>
          </table:table-cell>
          <table:table-cell office:value-type="float" office:value="682069" calcext:value-type="float">
            <text:p>682069</text:p>
          </table:table-cell>
          <table:table-cell office:value-type="float" office:value="893825" calcext:value-type="float">
            <text:p>893825</text:p>
          </table:table-cell>
          <table:table-cell office:value-type="float" office:value="-211756" calcext:value-type="float">
            <text:p>-211756</text:p>
          </table:table-cell>
          <table:table-cell office:value-type="float" office:value="8.4" calcext:value-type="float">
            <text:p>8.4</text:p>
          </table:table-cell>
          <table:table-cell office:value-type="float" office:value="11.1" calcext:value-type="float">
            <text:p>11.1</text:p>
          </table:table-cell>
          <table:table-cell office:value-type="float" office:value="-2.6" calcext:value-type="float">
            <text:p>-2.6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1198000" calcext:value-type="float">
            <text:p>81198000</text:p>
          </table:table-cell>
          <table:table-cell office:value-type="float" office:value="714927" calcext:value-type="float">
            <text:p>714927</text:p>
          </table:table-cell>
          <table:table-cell office:value-type="float" office:value="868356" calcext:value-type="float">
            <text:p>868356</text:p>
          </table:table-cell>
          <table:table-cell office:value-type="float" office:value="-153429" calcext:value-type="float">
            <text:p>-153429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-1.9" calcext:value-type="float">
            <text:p>-1.9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2175700" calcext:value-type="float">
            <text:p>82175700</text:p>
          </table:table-cell>
          <table:table-cell office:value-type="float" office:value="737575" calcext:value-type="float">
            <text:p>737575</text:p>
          </table:table-cell>
          <table:table-cell office:value-type="float" office:value="925200" calcext:value-type="float">
            <text:p>925200</text:p>
          </table:table-cell>
          <table:table-cell office:value-type="float" office:value="-187625" calcext:value-type="float">
            <text:p>-187625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2521700" calcext:value-type="float">
            <text:p>82521700</text:p>
          </table:table-cell>
          <table:table-cell office:value-type="float" office:value="792141" calcext:value-type="float">
            <text:p>792141</text:p>
          </table:table-cell>
          <table:table-cell office:value-type="float" office:value="910902" calcext:value-type="float">
            <text:p>910902</text:p>
          </table:table-cell>
          <table:table-cell office:value-type="float" office:value="-118761" calcext:value-type="float">
            <text:p>-11876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-1.4" calcext:value-type="float">
            <text:p>-1.4</text:p>
          </table:table-cell>
          <table:table-cell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792400" calcext:value-type="float">
            <text:p>82792400</text:p>
          </table:table-cell>
          <table:table-cell office:value-type="float" office:value="784901" calcext:value-type="float">
            <text:p>784901</text:p>
          </table:table-cell>
          <table:table-cell office:value-type="float" office:value="932272" calcext:value-type="float">
            <text:p>932272</text:p>
          </table:table-cell>
          <table:table-cell office:value-type="float" office:value="-147371" calcext:value-type="float">
            <text:p>-147371</text:p>
          </table:table-cell>
          <table:table-cell office:value-type="float" office:value="9.5" calcext:value-type="float">
            <text:p>9.5</text:p>
          </table:table-cell>
          <table:table-cell office:value-type="float" office:value="11.3" calcext:value-type="float">
            <text:p>11.3</text:p>
          </table:table-cell>
          <table:table-cell office:value-type="float" office:value="-1.8" calcext:value-type="float">
            <text:p>-1.8</text:p>
          </table:table-cell>
          <table:table-cell office:value-type="float" office:value="1.57" calcext:value-type="float">
            <text:p>1.57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3019200" calcext:value-type="float">
            <text:p>83019200</text:p>
          </table:table-cell>
          <table:table-cell office:value-type="float" office:value="787523" calcext:value-type="float">
            <text:p>787523</text:p>
          </table:table-cell>
          <table:table-cell office:value-type="float" office:value="954874" calcext:value-type="float">
            <text:p>954874</text:p>
          </table:table-cell>
          <table:table-cell office:value-type="float" office:value="-167351" calcext:value-type="float">
            <text:p>-167351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-2" calcext:value-type="float">
            <text:p>-2</text:p>
          </table:table-cell>
          <table:table-cell office:value-type="float" office:value="1.57" calcext:value-type="float">
            <text:p>1.57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3073100" calcext:value-type="float">
            <text:p>83073100</text:p>
          </table:table-cell>
          <table:table-cell office:value-type="float" office:value="778129" calcext:value-type="float">
            <text:p>778129</text:p>
          </table:table-cell>
          <table:table-cell office:value-type="float" office:value="939536" calcext:value-type="float">
            <text:p>939536</text:p>
          </table:table-cell>
          <table:table-cell office:value-type="float" office:value="-161407" calcext:value-type="float">
            <text:p>-161407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1.55(e) </text:p>
          </table:table-cell>
          <table:table-cell table:number-columns-repeated="2"/>
        </table:table-row>
      </table:table>
      <table:table table:name="Sweden" table:style-name="ta1">
        <table:table-column table:style-name="co1" table:default-cell-style-name="Default"/>
        <table:table-row table:style-name="ro1">
          <table:table-cell/>
        </table:table-row>
      </table:table>
      <table:table table:name="France" table:style-name="ta1">
        <table:table-column table:style-name="co1" table:default-cell-style-name="Default"/>
        <table:table-row table:style-name="ro1">
          <table:table-cell/>
        </table:table-row>
      </table:table>
      <table:table table:name="Ital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1:56:41.696851906</meta:creation-date>
    <dc:date>2020-06-01T08:17:54.795780857</dc:date>
    <meta:editing-duration>PT20H11M3S</meta:editing-duration>
    <meta:editing-cycles>1</meta:editing-cycles>
    <meta:document-statistic meta:table-count="4" meta:cell-count="1233" meta:object-count="0"/>
    <meta:generator>LibreOffice/6.4.3.2$Linux_X86_64 LibreOffice_project/40$Build-2</meta:generator>
  </office:meta>
</office:document-meta>
</file>